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 style:font-family-generic="roman" style:font-pitch="variable"/>
    <style:font-face style:name="sans-serif1" svg:font-family="sans-serif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font-name-complex="Times New Roman1"/>
    </style:style>
    <style:style style:name="T3" style:family="text">
      <style:text-properties style:font-name-complex="Times New Roman1"/>
    </style:style>
    <style:style style:name="T4" style:family="text">
      <style:text-properties fo:language="grc" fo:country="G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ans-serif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ans-serif1" style:font-size-asian="10pt" style:language-asian="fr" style:country-asian="FR" style:font-style-asian="normal" style:font-weight-asian="normal" style:font-name-complex="sans-serif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sans-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sans-serif1" style:font-size-asian="10pt" style:language-asian="fr" style:country-asian="FR" style:font-style-asian="normal" style:font-weight-asian="normal" style:font-name-complex="sans-serif1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_3c_meta_3e_"><text:span text:style-name="T1">title : De venae sectione</text:span><text:span text:style-name="T1"/></text:p>
      <text:p text:style-name="_3c_meta_3e_"><text:span text:style-name="T1">creator : Galen</text:span><text:span text:style-name="T1"/></text:p>
      <text:p text:style-name="_3c_meta_3e_"><text:span text:style-name="T1">editor : Kühn, Karl Gottlob</text:span><text:span text:style-name="T1"/></text:p>
      <text:p text:style-name="_3c_meta_3e_"><text:span text:style-name="T1">publisher : Sorbonne Université</text:span><text:span text:style-name="T1"/></text:p>
      <text:p text:style-name="_3c_meta_3e_"><text:span text:style-name="T1">idno : urn:cts:greekLit:tlg0530.tlg036.verbatim-grc1</text:span><text:span text:style-name="T1"/></text:p>
      <text:p text:style-name="_3c_meta_3e_"><text:span text:style-name="T1">issued : 2023</text:span><text:span text:style-name="T1"/></text:p>
      <text:p text:style-name="Standard"><text:span text:style-name="_3c_pb_3e_"><text:span text:style-name="T1">[p. 19.519]</text:span></text:span><text:span text:style-name="T1"/></text:p>
      <text:h text:style-name="Heading_20_1" text:outline-level="1"><text:span text:style-name="_3c_num_3e_"><text:span text:style-name="T1">[urn:cts:greekLit:tlg0530.tlg036.verbatim-grc1] </text:span></text:span>ΓΑΛΗΝΟΥ<text:span text:style-name="T1"> </text:span>ΠΕΡΙ<text:span text:style-name="T1"> </text:span>ΦΛΕΒΟΤΟΜΙΑΣ<text:span text:style-name="T1">.</text:span><text:span text:style-name="T1"/></text:h>
      <text:p text:style-name="_3c_p_3e_"><text:span text:style-name="_3c_lb_3e_"><text:span text:style-name="T1"><text:line-break/>[1] </text:span></text:span><text:span text:style-name="_3c_milestone_3e_"><text:span text:style-name="T1">[ed2page:8.898]</text:span></text:span><text:span text:style-name="T1"> </text:span>Ἐν<text:span text:style-name="T1"> </text:span>πάσῃ<text:span text:style-name="T1"> </text:span>ἡμέρᾳ<text:span text:style-name="T1"> </text:span>καὶ<text:span text:style-name="T1"> </text:span>νυκτὸς<text:span text:style-name="T1"> </text:span>ὥρα<text:span text:style-name="T1"> </text:span>χρείας<text:span text:style-name="T1"> </text:span>κατεπειγούσης<text:span text:style-name="T1"> </text:span><text:span text:style-name="_3c_lb_3e_"><text:span text:style-name="T1"><text:line-break/>[2] </text:span></text:span>φλεβοτομήσεις<text:span text:style-name="T1"> </text:span>σκοπὸν<text:span text:style-name="T1"> </text:span>ἔχων<text:span text:style-name="T1"> </text:span>ἐπὶ<text:span text:style-name="T1"> </text:span>μὲν<text:span text:style-name="T1"> </text:span>τῶν<text:span text:style-name="T1"> </text:span>πυρεττόντων<text:span text:style-name="T1"> </text:span><text:span text:style-name="_3c_lb_3e_"><text:span text:style-name="T1"><text:line-break/>[3] </text:span></text:span>τὴν<text:span text:style-name="T1"> </text:span>παρακμὴν<text:span text:style-name="T1"> </text:span>τοῦ<text:span text:style-name="T1"> </text:span>παροξυσμοῦ<text:span text:style-name="T1">, </text:span>ἐπὶ<text:span text:style-name="T1"> </text:span>δὲ<text:span text:style-name="T1"> </text:span>τῶν<text:span text:style-name="T1"> </text:span>εἴτε<text:span text:style-name="T1"> </text:span><text:span text:style-name="_3c_lb_3e_"><text:span text:style-name="T1"><text:line-break/>[4] </text:span></text:span>δι᾽<text:span text:style-name="T1"> </text:span>ὀφθαλμίαν<text:span text:style-name="T1"> </text:span>ἢ<text:span text:style-name="T1"> </text:span>δι᾽<text:span text:style-name="T1"> </text:span>ἄλλο<text:span text:style-name="T1"> </text:span>τι<text:span text:style-name="T1"> </text:span>τοιοῦτον<text:span text:style-name="T1"> </text:span>χωρὶς<text:span text:style-name="T1"> </text:span>πυρετοῦ<text:span text:style-name="T1"> </text:span>δεομένων<text:span text:style-name="T1"> </text:span><text:span text:style-name="_3c_lb_3e_"><text:span text:style-name="T1"><text:line-break/>[5] </text:span></text:span>φλεβοτομίας<text:span text:style-name="T1">, </text:span>τὸ<text:span text:style-name="T1"> </text:span>μέγεθος<text:span text:style-name="T1"> </text:span>σκόπει<text:span text:style-name="T1"> </text:span>τῆς<text:span text:style-name="T1"> </text:span>ὀδύνης<text:span text:style-name="T1"> </text:span>ἢ<text:span text:style-name="T1"> </text:span>τῆς<text:span text:style-name="T1"> </text:span><text:span text:style-name="_3c_lb_3e_"><text:span text:style-name="T1"><text:line-break/>[6] </text:span></text:span>φλεγμονῆς<text:span text:style-name="T1">. </text:span>ἐν<text:span text:style-name="T1"> </text:span>ᾗ<text:span text:style-name="T1"> </text:span>γὰρ<text:span text:style-name="T1"> </text:span>ἂν<text:span text:style-name="T1"> </text:span><text:span text:style-name="T3">ὥ</text:span>ρᾳ<text:span text:style-name="T1"> </text:span>θεάσῃ<text:span text:style-name="T1"> </text:span>τ<text:span text:style-name="T3">ὴ</text:span>ν<text:span text:style-name="T1"> </text:span>ὀδύνην<text:span text:style-name="T1"> </text:span>πραϋνομένην<text:span text:style-name="T1"> </text:span><text:span text:style-name="_3c_lb_3e_"><text:span text:style-name="T1"><text:line-break/>[7] </text:span></text:span>φλεβοτομήσεις<text:span text:style-name="T1">. </text:span>μηδενὸς<text:span text:style-name="T1"> </text:span>τοιούτου<text:span text:style-name="T1"> </text:span>κατεπείγοντος<text:span text:style-name="T1">, </text:span>ἄμεινόν<text:span text:style-name="T1"> </text:span><text:span text:style-name="_3c_lb_3e_"><text:span text:style-name="T1"><text:line-break/>[8] </text:span></text:span>ἐστιν<text:span text:style-name="T1"> </text:span>ἕωθεν<text:span text:style-name="T1"> </text:span>φλεβοτομεῖν<text:span text:style-name="T1"> </text:span>·<text:span text:style-name="T1"> </text:span>οὐκ<text:span text:style-name="T1"> </text:span>εὐθέως<text:span text:style-name="T1"> </text:span><text:span text:style-name="T2">ἅ</text:span>μα<text:span text:style-name="T1"> </text:span>τῷ<text:span text:style-name="T1"> </text:span>τὸν<text:span text:style-name="T1"> </text:span>ὕπνον<text:span text:style-name="T1"> </text:span><text:span text:style-name="_3c_lb_3e_"><text:span text:style-name="T1"><text:line-break/>[9] </text:span></text:span>ἐξαναστῆναι<text:span text:style-name="T1">, </text:span>ἀλλὰ<text:span text:style-name="T1"> </text:span>προεγρηγορήσαντες<text:span text:style-name="T1"> </text:span>χρόνῳ<text:span text:style-name="T1"> </text:span>ὥρας<text:span text:style-name="T1"> </text:span>μιᾶς<text:span text:style-name="T1">. </text:span><text:span text:style-name="_3c_lb_3e_"><text:span text:style-name="T1"><text:line-break/>[10] </text:span></text:span>καὶ<text:span text:style-name="T1"> </text:span>προλούειν<text:span text:style-name="T1"> </text:span>δέ<text:span text:style-name="T1"> </text:span>τινας<text:span text:style-name="T1"> </text:span>ἄμεινον<text:span text:style-name="T1"> </text:span>καὶ<text:span text:style-name="T1"> </text:span>προπεριπατήσαντας<text:span text:style-name="T1"> </text:span><text:span text:style-name="_3c_lb_3e_"><text:span text:style-name="T1"><text:line-break/>[11] </text:span></text:span>ἐνίους<text:span text:style-name="T1">. </text:span><text:span text:style-name="T3">ἐ</text:span>φ᾽<text:span text:style-name="T1"> </text:span>ὧν<text:span text:style-name="T1"> </text:span>δὲ<text:span text:style-name="T1"> </text:span>προφυλακῆς<text:span text:style-name="T1"> </text:span>χάριν<text:span text:style-name="T1"> </text:span>φλεβοτομοῦμεν<text:span text:style-name="T1">, </text:span>ἐγχωρεῖ<text:span text:style-name="T1"> </text:span><text:span text:style-name="_3c_pb_3e_"><text:span text:style-name="T1">[p. 19.520]</text:span></text:span><text:span text:style-name="T1"> </text:span><text:span text:style-name="_3c_lb_3e_"><text:span text:style-name="T1"><text:line-break/>[1] </text:span></text:span>καὶ<text:span text:style-name="T1"> </text:span>μετὰ<text:span text:style-name="T1"> </text:span>τὸ<text:span text:style-name="T1"> </text:span>πρᾶξαί<text:span text:style-name="T1"> </text:span>τινα<text:span text:style-name="T1"> </text:span>τῶν<text:span text:style-name="T1"> </text:span>συνήθων<text:span text:style-name="T1"> </text:span>ἔργων<text:span text:style-name="T1"> </text:span>φλεβοτομεῖν<text:span text:style-name="T1">. </text:span><text:span text:style-name="_3c_lb_3e_"><text:span text:style-name="T1"><text:line-break/>[2] </text:span></text:span>μέγεθος<text:span text:style-name="T1"> </text:span>δὲ<text:span text:style-name="T1"> </text:span>νοσήματος<text:span text:style-name="T1"> </text:span>καὶ<text:span text:style-name="T1"> </text:span>ῥώμη<text:span text:style-name="T1"> </text:span>δυνάμεως<text:span text:style-name="T1"> </text:span>οἱ<text:span text:style-name="T1"> </text:span>πρῶτοι<text:span text:style-name="T1"> </text:span><text:span text:style-name="_3c_lb_3e_"><text:span text:style-name="T1"><text:line-break/>[3] </text:span></text:span>σκοποὶ<text:span text:style-name="T1"> </text:span>τῆς<text:span text:style-name="T1"> </text:span>φλεβοτομίας<text:span text:style-name="T1">. </text:span>ἐπισκέπτεσθαι<text:span text:style-name="T1"> </text:span>ο<text:span text:style-name="T3">ὖ</text:span>ν<text:span text:style-name="T1"> </text:span>χρ<text:span text:style-name="T3">ὴ</text:span><text:span text:style-name="T1"> </text:span>ἐφεξῆς<text:span text:style-name="T1"> </text:span><text:span text:style-name="_3c_lb_3e_"><text:span text:style-name="T1"><text:line-break/>[4] </text:span></text:span>ὁποία<text:span text:style-name="T1"> </text:span>τις<text:span text:style-name="T1"> </text:span><text:span text:style-name="T3">ἡ</text:span><text:span text:style-name="T1"> </text:span>φυσικ<text:span text:style-name="T3">ὴ</text:span><text:span text:style-name="T1"> </text:span>κρᾶσίς<text:span text:style-name="T1"> </text:span>ἐστι<text:span text:style-name="T1"> </text:span>τοῦ<text:span text:style-name="T1"> </text:span>ἀνθρώπου<text:span text:style-name="T1">. </text:span>καὶ<text:span text:style-name="T1"> </text:span>τοὺς<text:span text:style-name="T1"> </text:span><text:span text:style-name="_3c_lb_3e_"><text:span text:style-name="T1"><text:line-break/>[5] </text:span></text:span>μὲν<text:span text:style-name="T1"> </text:span>μελαίνας<text:span text:style-name="T1"> </text:span>ἔχοντας<text:span text:style-name="T1"> </text:span>φλέβας<text:span text:style-name="T1"> </text:span>καὶ<text:span text:style-name="T1"> </text:span>ἰσχνοὺς<text:span text:style-name="T1"> </text:span>μετρίως<text:span text:style-name="T1"> </text:span>καὶ<text:span text:style-name="T1"> </text:span>μηδὲ<text:span text:style-name="T1"> </text:span><text:span text:style-name="_3c_lb_3e_"><text:span text:style-name="T1"><text:line-break/>[6] </text:span></text:span>λευκούς<text:span text:style-name="T1"> </text:span>μηδὲ<text:span text:style-name="T1"> </text:span>ἁπαλοσάρκους<text:span text:style-name="T1"> </text:span>ἀφειδέστερον<text:span text:style-name="T1"> </text:span>κενώσεις<text:span text:style-name="T1"> </text:span>·<text:span text:style-name="T1"> </text:span>τοὺς<text:span text:style-name="T1"> </text:span>δ᾽<text:span text:style-name="T1"> </text:span><text:span text:style-name="_3c_lb_3e_"><text:span text:style-name="T1"><text:line-break/>[7] </text:span></text:span>ἐναντίως<text:span text:style-name="T1"> </text:span>φειδομένως<text:span text:style-name="T1"> </text:span>·<text:span text:style-name="T1"> </text:span>αἷμα<text:span text:style-name="T1"> </text:span>μὲν<text:span text:style-name="T1"> </text:span>ὀλίγον<text:span text:style-name="T1"> </text:span>ἔχουσιν<text:span text:style-name="T1">, </text:span>εὐδιαφόρητόν<text:span text:style-name="T1"> </text:span><text:span text:style-name="_3c_lb_3e_"><text:span text:style-name="T1"><text:line-break/>[8] </text:span></text:span>τε<text:span text:style-name="T1"> </text:span>τὴν<text:span text:style-name="T1"> </text:span>σάρκα<text:span text:style-name="T1">. </text:span>κατὰ<text:span text:style-name="T1"> </text:span>τοῦτον<text:span text:style-name="T1"> </text:span>ο<text:span text:style-name="T3">ὖ</text:span>ν<text:span text:style-name="T1"> </text:span>τὸν<text:span text:style-name="T1"> </text:span>λόγον<text:span text:style-name="T1"> </text:span>οὐδὲ<text:span text:style-name="T1"> </text:span>τοὺς<text:span text:style-name="T1"> </text:span><text:span text:style-name="_3c_lb_3e_"><text:span text:style-name="T1"><text:line-break/>[9] </text:span></text:span>παῖδας<text:span text:style-name="T1"> </text:span>φλεβοτομήσεις<text:span text:style-name="T1">, </text:span>ἄχρι<text:span text:style-name="T1"> </text:span>τεσσαρεσκαιδεκαετοῦς<text:span text:style-name="T1"> </text:span>ἡλικίας<text:span text:style-name="T1"> </text:span>ἐν<text:span text:style-name="T1"> </text:span><text:span text:style-name="_3c_lb_3e_"><text:span text:style-name="T1"><text:line-break/>[10] </text:span></text:span>δὲ<text:span text:style-name="T1"> </text:span>ταῖς<text:span text:style-name="T1"> </text:span>μεγίσταις<text:span text:style-name="T1"> </text:span>φλεγμοναῖς<text:span text:style-name="T1"> </text:span>καὶ<text:span text:style-name="T1"> </text:span>ταῖς<text:span text:style-name="T1"> </text:span>ἰσχυροτάταις<text:span text:style-name="T1"> </text:span>ὀδύναις<text:span text:style-name="T1">, </text:span><text:span text:style-name="_3c_lb_3e_"><text:span text:style-name="T1"><text:line-break/>[11] </text:span></text:span>οὐδὲν<text:span text:style-name="T1"> </text:span>οἶδα<text:span text:style-name="T1"> </text:span>μεῖζον<text:span text:style-name="T1"> </text:span>βοήθημα<text:span text:style-name="T1"> </text:span>τοῦ<text:span text:style-name="T1"> </text:span>ἄχρι<text:span text:style-name="T1"> </text:span><office:annotation office:name="__Annotation__517_840651052" loext:resolved="false"><dc:creator>Saul</dc:creator><dc:date>2023-08-14T16:20:00</dc:date><meta:creator-initials>S</meta:creator-initials><text:p><text:span text:style-name="T1">Kuhn transcrit λειποθυμιας et cela existe (même si le dictionnaire marque λιπο-).</text:span></text:p></office:annotation>λειποθυμίας<text:span text:style-name="T1"> </text:span><office:annotation-end office:name="__Annotation__517_840651052"/><text:span text:style-name="_3c_lb_3e_"><text:span text:style-name="T1"><text:line-break/>[12] </text:span></text:span>ἐκκενῶσαι<text:span text:style-name="T1"> </text:span>προσέχειν<text:span text:style-name="T1"> </text:span>μέντοι<text:span text:style-name="T1"> </text:span>καλῶς<text:span text:style-name="T1"> </text:span>ἐν<text:span text:style-name="T1"> </text:span>τ<text:span text:style-name="T3">ῇ</text:span><text:span text:style-name="T1"> </text:span>καθάρσει<text:span text:style-name="T1"> </text:span>τοῦ<text:span text:style-name="T1"> </text:span>σφυγμοῦ<text:span text:style-name="T1"> </text:span><text:span text:style-name="_3c_lb_3e_"><text:span text:style-name="T1"><text:line-break/>[13] </text:span></text:span>ἐφαπτόμενον<text:span text:style-name="T1"> </text:span>αὐτὸν<text:span text:style-name="T1"> </text:span>ἔτι<text:span text:style-name="T1"> </text:span>ῥέοντος<text:span text:style-name="T1"> </text:span>τοῦ<text:span text:style-name="T1"> </text:span>αἵματος<text:span text:style-name="T1">. </text:span><text:span text:style-name="T2">ὥ</text:span>σπερ<text:span text:style-name="T1"> </text:span><text:span text:style-name="_3c_lb_3e_"><text:span text:style-name="T1"><text:line-break/>[14] </text:span></text:span>καὶ<text:span text:style-name="T1"> </text:span>ἐπὶ<text:span text:style-name="T1"> </text:span>τῶν<text:span text:style-name="T1"> </text:span>ἄλλων<text:span text:style-name="T1"> </text:span>τῶν<text:span text:style-name="T1"> </text:span>φλεβοτομουμένων<text:span text:style-name="T1"> </text:span>·<text:span text:style-name="T1"> </text:span>εἶθ᾽<text:span text:style-name="T1"> </text:span>ἅ<text:span text:style-name="T1"> </text:span>πράττειν<text:span text:style-name="T1"> </text:span><text:span text:style-name="_3c_lb_3e_"><text:span text:style-name="T1"><text:line-break/>[15] </text:span></text:span>ὅπως<text:span text:style-name="T1"> </text:span>μήποτε<text:span text:style-name="T1"> </text:span>λάθῃς<text:span text:style-name="T1"> </text:span>ἀντὶ<text:span text:style-name="T1"> </text:span>λειποθυμίας<text:span text:style-name="T1"> </text:span>θάνατον<text:span text:style-name="T1"> </text:span>ἐργασάμενος<text:span text:style-name="T1">. </text:span><text:span text:style-name="_3c_lb_3e_"><text:span text:style-name="T1"><text:line-break/>[16] </text:span></text:span>ἐὰν<text:span text:style-name="T1"> </text:span>δὲ<text:span text:style-name="T1"> </text:span>ὥρα<text:span text:style-name="T1"> </text:span>ἐαριν<text:span text:style-name="T3">ὴ</text:span><text:span text:style-name="T1"> </text:span>καὶ<text:span text:style-name="T1"> </text:span>τὸ<text:span text:style-name="T1"> </text:span>χωρίον<text:span text:style-name="T1"> </text:span>εὔκρατον<text:span text:style-name="T1"> </text:span>φύσει<text:span text:style-name="T1"> </text:span>καὶ<text:span text:style-name="T1"> </text:span><text:span text:style-name="T2">ἡ</text:span><text:span text:style-name="T1"> </text:span><text:span text:style-name="_3c_lb_3e_"><text:span text:style-name="T1"><text:line-break/>[17] </text:span></text:span>τοῦ<text:span text:style-name="T1"> </text:span>παιδὸς<text:span text:style-name="T1"> </text:span>φύσις<text:span text:style-name="T1"> </text:span><office:annotation office:name="__Annotation__656_840651052" loext:resolved="false"><dc:creator>Saul</dc:creator><dc:date>2023-08-14T16:34:00</dc:date><meta:creator-initials>S</meta:creator-initials><text:p><text:span text:style-name="T1">Introuvable, ευαρνοσ ou ευαρμοστος ?</text:span></text:p></office:annotation>εὔαρμος<office:annotation-end office:name="__Annotation__656_840651052"/><text:span text:style-name="T1">, </text:span>ἀφαιρήσεις<text:span text:style-name="T1"> </text:span>αἷμα·<text:span text:style-name="T1"> </text:span>καὶ<text:span text:style-name="T1"> </text:span>μᾶλλον<text:span text:style-name="T1"> </text:span><text:span text:style-name="_3c_pb_3e_"><text:span text:style-name="T1">[p. 19.521]</text:span></text:span><text:span text:style-name="T1"> </text:span><text:span text:style-name="_3c_lb_3e_"><text:span text:style-name="T1"><text:line-break/>[1] </text:span></text:span>ὅπου<text:span text:style-name="T1"> </text:span>οἱ<text:span text:style-name="T1"> </text:span>κίνδυνοι<text:span text:style-name="T1"> </text:span>ἐφεδρεύοιεν<text:span text:style-name="T1"> </text:span>περιπνευμονίης<text:span text:style-name="T1"> </text:span>ἢ<text:span text:style-name="T1"> </text:span>συνάγχης<text:span text:style-name="T1"> </text:span>ἢ<text:span text:style-name="T1"> </text:span><text:span text:style-name="_3c_lb_3e_"><text:span text:style-name="T1"><text:line-break/>[2] </text:span></text:span>πλευρίτιδος<text:span text:style-name="T1"> , </text:span><text:span text:style-name="T3">ἤ</text:span><text:span text:style-name="T1"> </text:span>τινος<text:span text:style-name="T1"> </text:span>ἄλλου<text:span text:style-name="T1"> </text:span><text:span text:style-name="T2">ὀ</text:span>ξ<text:span text:style-name="T3">έ</text:span>ος<text:span text:style-name="T1"> </text:span>καὶ<text:span text:style-name="T1"> </text:span>σφοδροῦ<text:span text:style-name="T1"> </text:span>νοσήματος<text:span text:style-name="T1"> </text:span><text:span text:style-name="_3c_lb_3e_"><text:span text:style-name="T1"><text:line-break/>[3] </text:span></text:span>φλεβοτομεῖν<text:span text:style-name="T1">, </text:span>ὡς<text:span text:style-name="T1"> </text:span>εἴρηται<text:span text:style-name="T1">, </text:span>σφυγμοῦ<text:span text:style-name="T1"> </text:span>παρόντος<text:span text:style-name="T1">. </text:span>πᾶν<text:span text:style-name="T1"> </text:span>γὰρ<text:span text:style-name="T1"> </text:span>τὸ<text:span text:style-name="T1"> </text:span><text:span text:style-name="_3c_lb_3e_"><text:span text:style-name="T1"><text:line-break/>[4] </text:span></text:span>πληγὲν<text:span text:style-name="T1"> </text:span>μέρος<text:span text:style-name="T1"> </text:span>οὐ<text:span text:style-name="T1"> </text:span>προσέξεις<text:span text:style-name="T1"> </text:span>τῷ<text:span text:style-name="T1"> </text:span>ἀριθμῷ<text:span text:style-name="T1"> </text:span>μόνῳ<text:span text:style-name="T1"> </text:span>τῶν<text:span text:style-name="T1"> </text:span>ἐτῶν<text:span text:style-name="T1">, </text:span><text:span text:style-name="_3c_lb_3e_"><text:span text:style-name="T1"><text:line-break/>[5] </text:span></text:span>ἀλλὰ<text:span text:style-name="T1"> </text:span>τῇ<text:span text:style-name="T1"> </text:span>τοῦ<text:span text:style-name="T1"> </text:span>σώματος<text:span text:style-name="T1"> </text:span>ἕξει<text:span text:style-name="T1">. </text:span>χρ<text:span text:style-name="T3">ὴ</text:span><text:span text:style-name="T1"> </text:span>δὲ<text:span text:style-name="T1"> </text:span>ἐπὶ<text:span text:style-name="T1"> </text:span>τῶν<text:span text:style-name="T1"> </text:span>ψυχρῶν<text:span text:style-name="T1"> </text:span>ὡρῶν<text:span text:style-name="T1"> </text:span><text:span text:style-name="_3c_lb_3e_"><text:span text:style-name="T1"><text:line-break/>[6] </text:span></text:span>εὐλαβεῖσθαι<text:span text:style-name="T1"> </text:span>κένωσιν<text:span text:style-name="T1"> </text:span>δαψιλῆ<text:span text:style-name="T1">, </text:span>διὰ<text:span text:style-name="T1"> </text:span>τ<text:span text:style-name="T3">ὴ</text:span>ν<text:span text:style-name="T1"> </text:span>ἑπομένην<text:span text:style-name="T1"> </text:span>κατάψυξιν<text:span text:style-name="T1">. </text:span><text:span text:style-name="_3c_lb_3e_"><text:span text:style-name="T1"><text:line-break/>[7] </text:span></text:span>οὐχ<text:span text:style-name="T1"> </text:span>οἷόν<text:span text:style-name="T1"> </text:span>τε<text:span text:style-name="T1"> </text:span>διὰ<text:span text:style-name="T1"> </text:span>γραφῆς<text:span text:style-name="T1"> </text:span>ἑκάστῳ<text:span text:style-name="T1"> </text:span>τῶν<text:span text:style-name="T1"> </text:span>ἀνθρώπων<text:span text:style-name="T1"> </text:span>ἀφορίσαι<text:span text:style-name="T1"> </text:span><text:span text:style-name="_3c_lb_3e_"><text:span text:style-name="T1"><text:line-break/>[8] </text:span></text:span>κενώσεως<text:span text:style-name="T1"> </text:span>μέτρον<text:span text:style-name="T1">, </text:span>ο<text:span text:style-name="T3">ἶ</text:span>δα<text:span text:style-name="T1"> </text:span>γὰρ<text:span text:style-name="T1"> </text:span>ἐπ᾽<text:span text:style-name="T1"> </text:span>ἐνίων<text:span text:style-name="T1"> </text:span>αὐτάρκως<text:span text:style-name="T1"> </text:span>ἀφελὼν<text:span text:style-name="T1"> </text:span>ἕξ<text:span text:style-name="T1"> </text:span><text:span text:style-name="_3c_lb_3e_"><text:span text:style-name="T1"><text:line-break/>[9] </text:span></text:span>λίτρας<text:span text:style-name="T1"> </text:span>αἵματος<text:span text:style-name="T1">, </text:span>τὸν<text:span text:style-name="T1"> </text:span>πυρετὸν<text:span text:style-name="T1"> </text:span>αὐτίκα<text:span text:style-name="T1"> </text:span>σβεσθῆναί<text:span text:style-name="T1"> </text:span>τε<text:span text:style-name="T1"> </text:span>καὶ<text:span text:style-name="T1"> </text:span>μηδεμίαν<text:span text:style-name="T1"> </text:span><text:span text:style-name="_3c_lb_3e_"><text:span text:style-name="T1"><text:line-break/>[10] </text:span></text:span>ἀκολουθῆσαι<text:span text:style-name="T1"> </text:span>τῆς<text:span text:style-name="T1"> </text:span>δυνάμεως<text:span text:style-name="T1"> </text:span>κένωσιν<text:span text:style-name="T1"> </text:span>·<text:span text:style-name="T1"> </text:span>ἐπ᾽<text:span text:style-name="T1"> </text:span>ἐνίων<text:span text:style-name="T1"> </text:span>δὲ<text:span text:style-name="T1"> </text:span><text:span text:style-name="_3c_lb_3e_"><text:span text:style-name="T1"><text:line-break/>[11] </text:span></text:span>ἡμίσειαν<text:span text:style-name="T1"> </text:span>ἄνευ<text:span text:style-name="T1"> </text:span>τοῦ<text:span text:style-name="T1"> </text:span>παραβλάψαι<text:span text:style-name="T1">, </text:span>ἐφ᾽<text:span text:style-name="T1"> </text:span>ὧν<text:span text:style-name="T1"> </text:span>εἰ<text:span text:style-name="T1"> </text:span>δύο<text:span text:style-name="T1"> </text:span>τις<text:span text:style-name="T1"> </text:span>ἐκένωσεν<text:span text:style-name="T1">, </text:span><text:span text:style-name="_3c_lb_3e_"><text:span text:style-name="T1"><text:line-break/>[12] </text:span></text:span>ἐσχάτως<text:span text:style-name="T1"> </text:span><text:span text:style-name="T3">ἂ</text:span>ν<text:span text:style-name="T1"> </text:span>ἔβλαψε<text:span text:style-name="T1">. </text:span>καὶ<text:span text:style-name="T1"> </text:span>τοῦτο<text:span text:style-name="T1"> </text:span>ο<text:span text:style-name="T3">ὖ</text:span>ν<text:span text:style-name="T1"> </text:span>ο<text:span text:style-name="T3">ἶ</text:span>δα<text:span text:style-name="T1"> </text:span>καὶ<text:span text:style-name="T1"> </text:span>μίαν<text:span text:style-name="T1"> </text:span>ἀφῄρηκεν<text:span text:style-name="T1">, </text:span><text:span text:style-name="_3c_lb_3e_"><text:span text:style-name="T1"><text:line-break/>[13] </text:span></text:span>ἐνίοτέ<text:span text:style-name="T1"> </text:span>ἐστιν<text:span text:style-name="T1"> </text:span>ὠφελῆσαι<text:span text:style-name="T1"> </text:span>καὶ<text:span text:style-name="T1"> </text:span>αὐτῆς<text:span text:style-name="T1"> </text:span>ἔλαττον<text:span text:style-name="T1">, </text:span>ἀντισπάσεως<text:span text:style-name="T1"> </text:span><text:span text:style-name="_3c_lb_3e_"><text:span text:style-name="T1"><text:line-break/>[14] </text:span></text:span>ἕνεκα<text:span text:style-name="T1">. </text:span>τὰς<text:span text:style-name="T1"> </text:span>γὰρ<text:span text:style-name="T1"> </text:span>κατ᾽<text:span text:style-name="T1"> </text:span>εὐθεῖαν<text:span text:style-name="T1"> </text:span>τῶν<text:span text:style-name="T1"> </text:span>πασχόντων<text:span text:style-name="T1"> </text:span>φλέβας<text:span text:style-name="T1"> </text:span><text:span text:style-name="_3c_lb_3e_"><text:span text:style-name="T1"><text:line-break/>[15] </text:span></text:span>τέμνων<text:span text:style-name="T1">, </text:span>ἐν<text:span text:style-name="T1"> </text:span>τάχει<text:span text:style-name="T1"> </text:span>θεάσῃ<text:span text:style-name="T1"> </text:span>σαφῆ<text:span text:style-name="T1"> </text:span>τ<text:span text:style-name="T3">ὴ</text:span>ν<text:span text:style-name="T1"> </text:span>ὠφέλειαν<text:span text:style-name="T1">. </text:span>εἰ<text:span text:style-name="T1"> </text:span>δέ<text:span text:style-name="T1"> </text:span>τις<text:span text:style-name="T1"> </text:span><text:span text:style-name="_3c_lb_3e_"><text:span text:style-name="T1"><text:line-break/>[16] </text:span></text:span>κατὰ<text:span text:style-name="T1"> </text:span>τὸν<text:span text:style-name="T1"> </text:span>παράμεσον<text:span text:style-name="T1"> </text:span>δάκτυλον<text:span text:style-name="T1"> </text:span>φλέβα<text:span text:style-name="T1"> </text:span>διαιρῶν<text:span text:style-name="T1">, </text:span>ἔνιοι<text:span text:style-name="T1"> </text:span>δὲ<text:span text:style-name="T1"> </text:span>τ<text:span text:style-name="T3">ὴ</text:span>ν<text:span text:style-name="T1"> </text:span><text:span text:style-name="_3c_lb_3e_"><text:span text:style-name="T1"><text:line-break/>[17] </text:span></text:span>μεταξὺ<text:span text:style-name="T1"> </text:span>τοῦ<text:span text:style-name="T1"> </text:span>τε<text:span text:style-name="T1"> </text:span>μέσου<text:span text:style-name="T1"> </text:span>καὶ<text:span text:style-name="T1"> </text:span>παραμέσου<text:span text:style-name="T1"> </text:span>δακτύλου<text:span text:style-name="T1"> </text:span>φλέβα<text:span text:style-name="T1"> </text:span>καὶ<text:span text:style-name="T1"> </text:span><text:span text:style-name="_3c_lb_3e_"><text:span text:style-name="T1"><text:line-break/>[18] </text:span></text:span>συγχωρήσαντες<text:span text:style-name="T1"> </text:span>ῥεῖν<text:span text:style-name="T1"> </text:span>τῷ<text:span text:style-name="T1"> </text:span>αἵματι<text:span text:style-name="T1"> </text:span>μέχρι<text:span text:style-name="T1"> </text:span>περ<text:span text:style-name="T1"> </text:span>ἂν<text:span text:style-name="T1"> </text:span>αὐτομάτως<text:span text:style-name="T1"> </text:span><text:span text:style-name="_3c_pb_3e_"><text:span text:style-name="T1">[p. 19.522]</text:span></text:span><text:span text:style-name="T1"> </text:span><text:span text:style-name="_3c_lb_3e_"><text:span text:style-name="T1"><text:line-break/>[1] </text:span></text:span>στῇ<text:span text:style-name="T1">, </text:span>τὸν<text:span text:style-name="T1"> </text:span>σπλῆνα<text:span text:style-name="T1"> </text:span>ὠφελεῖσθαι<text:span text:style-name="T1">, </text:span>ὡς<text:span text:style-name="T1"> </text:span>καὶ<text:span text:style-name="T1"> </text:span><office:annotation office:name="__Annotation__1127_840651052" loext:resolved="false"><dc:creator>Saul</dc:creator><dc:date>2023-08-16T09:38:00</dc:date><meta:creator-initials>S</meta:creator-initials><text:p><text:span text:style-name="T1">Accent grave chez Kuhn, mais avec εν devant accent aigu?</text:span></text:p></office:annotation>τ<text:span text:style-name="T3">ὴ</text:span>ν<text:span text:style-name="T1"> </text:span><office:annotation-end office:name="__Annotation__1127_840651052"/>ἐν<text:span text:style-name="T1"> </text:span>ἀγκῶνι<text:span text:style-name="T1"> </text:span>φλέβα<text:span text:style-name="T1"> </text:span><text:span text:style-name="_3c_lb_3e_"><text:span text:style-name="T1"><text:line-break/></text:span></text:span><text:soft-page-break/><text:span text:style-name="_3c_lb_3e_"><text:span text:style-name="T1">[2] </text:span></text:span>τέμνειν<text:span text:style-name="T1"> </text:span>τὴν<text:span text:style-name="T1"> </text:span>ἔνδον<text:span text:style-name="T1">. </text:span>ὠφελεῖ<text:span text:style-name="T1"> </text:span>γὰρ<text:span text:style-name="T1"> </text:span>ἱκανῶς<text:span text:style-name="T1"> </text:span>σπλῆνα<text:span text:style-name="T1"> </text:span>κακοπραγοῦντα<text:span text:style-name="T1"> </text:span><text:span text:style-name="_3c_lb_3e_"><text:span text:style-name="T1"><text:line-break/>[3] </text:span></text:span>κένωσις<text:span text:style-name="T1"> </text:span>αἵματος<text:span text:style-name="T1">, </text:span>ἐξ<text:span text:style-name="T1"> </text:span>ἀριστερᾶς<text:span text:style-name="T1"> </text:span>χειρός<text:span text:style-name="T1"> </text:span>·<text:span text:style-name="T1"> </text:span>καὶ<text:span text:style-name="T1"> </text:span>μέντοι<text:span text:style-name="T1"> </text:span><text:span text:style-name="_3c_lb_3e_"><text:span text:style-name="T1"><text:line-break/>[4] </text:span></text:span>κἀπὶ<text:span text:style-name="T1"> </text:span>τῶν<text:span text:style-name="T1"> </text:span>πλευριτικῶν<text:span text:style-name="T1"> </text:span><text:span text:style-name="T3">ἡ</text:span><text:span text:style-name="T1"> </text:span>κατ᾽<text:span text:style-name="T1"> </text:span>εὐθ<text:span text:style-name="T3">ὺ</text:span><text:span text:style-name="T1"> </text:span>τοῦ<text:span text:style-name="T1"> </text:span>πάσχοντος<text:span text:style-name="T1"> </text:span>φλεβο<text:span text:style-name="T1">τομία. </text:span><text:span text:style-name="_3c_lb_3e_"><text:span text:style-name="T1"><text:line-break/>[5] </text:span></text:span><text:span text:style-name="_3c_milestone_3e_"><text:span text:style-name="T1">[ed2page:8.899]</text:span></text:span><text:span text:style-name="T1"> </text:span>τ<text:span text:style-name="T3">ὴ</text:span>ν<text:span text:style-name="T1"> </text:span>ὠφέλειαν<text:span text:style-name="T1"> </text:span>ἐναργεστάτην<text:span text:style-name="T1"> </text:span>ἐπεδείξατο<text:span text:style-name="T1"> </text:span>πολλάκις<text:span text:style-name="T1"> </text:span><text:span text:style-name="_3c_lb_3e_"><text:span text:style-name="T1"><text:line-break/>[6] </text:span></text:span>·<text:span text:style-name="T1"> </text:span><text:span text:style-name="T3">ἡ</text:span><text:span text:style-name="T1"> </text:span>δὲ<text:span text:style-name="T1"> </text:span>ἐκ<text:span text:style-name="T1"> </text:span>τῆς<text:span text:style-name="T1"> </text:span>ἀντικειμένης<text:span text:style-name="T1"> </text:span>χειρὸς<text:span text:style-name="T1"> </text:span>ἢ<text:span text:style-name="T1"> </text:span>πάντως<text:span text:style-name="T1"> </text:span>ἀμυδρὰν<text:span text:style-name="T1"> </text:span>ἢ<text:span text:style-name="T1"> </text:span><text:span text:style-name="_3c_lb_3e_"><text:span text:style-name="T1"><text:line-break/>[7] </text:span></text:span>μεταχρόνιον<text:span text:style-name="T1">. </text:span>ὀδύνας<text:span text:style-name="T1"> </text:span>δὲ<text:span text:style-name="T1"> </text:span>ἰσχυροτάτας<text:span text:style-name="T1"> </text:span>ὀφθαλμῶν<text:span text:style-name="T1">, </text:span>εἴτε<text:span text:style-name="T1"> </text:span>ὠμιαία<text:span text:style-name="T1"> </text:span><text:span text:style-name="_3c_lb_3e_"><text:span text:style-name="T1"><text:line-break/>[8] </text:span></text:span>καλουμένη<text:span text:style-name="T1"> </text:span>φλὲψ<text:span text:style-name="T1"> </text:span>ἢ<text:span text:style-name="T1"> </text:span><text:span text:style-name="T3">ἡ</text:span><text:span text:style-name="T1"> </text:span>ἀπ᾽<text:span text:style-name="T1"> </text:span>αὐτῆς<text:span text:style-name="T1"> </text:span>ἀποσχιζομένη<text:span text:style-name="T1"> </text:span>κατ᾽<text:span text:style-name="T1"> </text:span>ἀγκῶνα<text:span text:style-name="T1"> </text:span><text:span text:style-name="_3c_lb_3e_"><text:span text:style-name="T1"><text:line-break/>[9] </text:span></text:span>τμηθεῖσα<text:span text:style-name="T1">. </text:span>ἐπὶ<text:span text:style-name="T1"> </text:span>δὲ<text:span text:style-name="T1"> </text:span>πλευρᾶς<text:span text:style-name="T1"> </text:span>πεπονθυίας<text:span text:style-name="T1"> </text:span>ἢ<text:span text:style-name="T1"> </text:span>πνεύμονος<text:span text:style-name="T1"> </text:span>ἢ<text:span text:style-name="T1"> </text:span>διαφράγματος<text:span text:style-name="T1"> </text:span><text:span text:style-name="_3c_lb_3e_"><text:span text:style-name="T1"><text:line-break/>[10] </text:span></text:span>ἢ<text:span text:style-name="T1"> </text:span>σπληνὸς<text:span text:style-name="T1"> </text:span>ἢ<text:span text:style-name="T1"> </text:span>ἥπατός<text:span text:style-name="T1"> </text:span>τε<text:span text:style-name="T1"> </text:span>καὶ<text:span text:style-name="T1"> </text:span>γαστρὸς<text:span text:style-name="T1"> </text:span>τ<text:span text:style-name="T3">ὴ</text:span>ν<text:span text:style-name="T1"> </text:span>διὰ<text:span text:style-name="T1"> </text:span><text:span text:style-name="_3c_lb_3e_"><text:span text:style-name="T1"><text:line-break/>[11] </text:span></text:span>μασχάλης<text:span text:style-name="T1"> </text:span>ἐπὶ<text:span text:style-name="T1"> </text:span>τὴν<text:span text:style-name="T1"> </text:span>κατ᾽<text:span text:style-name="T1"> </text:span>ἀγκῶνα<text:span text:style-name="T1"> </text:span>διάρθρωσιν<text:span text:style-name="T1"> </text:span>ἀφικνουμένην<text:span text:style-name="T1">. </text:span><text:span text:style-name="_3c_lb_3e_"><text:span text:style-name="T1"><text:line-break/>[12] </text:span></text:span>τέμνειν<text:span text:style-name="T1"> </text:span>μὲν<text:span text:style-name="T1"> </text:span>δεῖ<text:span text:style-name="T1"> </text:span>μάλιστα<text:span text:style-name="T1"> </text:span>ἀποσχιζομένην<text:span text:style-name="T1"> </text:span>εἰς<text:span text:style-name="T1"> </text:span>τ<text:span text:style-name="T3">ὴ</text:span>ν<text:span text:style-name="T1"> </text:span>καμπ<text:span text:style-name="T3">ὴ</text:span>ν<text:span text:style-name="T1"> </text:span>τῆς<text:span text:style-name="T1"> </text:span><text:span text:style-name="_3c_lb_3e_"><text:span text:style-name="T1"><text:line-break/>[13] </text:span></text:span>διαρθρώσεως<text:span text:style-name="T1">, </text:span><text:span text:style-name="T2">ἣ</text:span>ν<text:span text:style-name="T1"> </text:span>ἴστε<text:span text:style-name="T1"> </text:span>δήπου<text:span text:style-name="T1"> </text:span>τῆς<text:span text:style-name="T1"> </text:span>ὠμιαίας<text:span text:style-name="T1"> </text:span>φλεβὸς<text:span text:style-name="T1"> </text:span>ἀποσχιζομένης<text:span text:style-name="T1"> </text:span><text:span text:style-name="_3c_lb_3e_"><text:span text:style-name="T1"><text:line-break/>[14] </text:span></text:span>συναπιοῦσαν<text:span text:style-name="T1">. </text:span>τρεῖς<text:span text:style-name="T1"> </text:span>γὰρ<text:span text:style-name="T1"> </text:span>ο<text:span text:style-name="T3">ὗ</text:span>τοι<text:span text:style-name="T1"> </text:span>τρόποι<text:span text:style-name="T1"> </text:span>τῆς<text:span text:style-name="T1"> </text:span>κατ᾽<text:span text:style-name="T1"> </text:span><text:span text:style-name="_3c_lb_3e_"><text:span text:style-name="T1"><text:line-break/>[15] </text:span></text:span>ἀγκῶνα<text:span text:style-name="T1"> </text:span>φλεβοτομίας<text:span text:style-name="T1"> </text:span>εἰσὶν<text:span text:style-name="T1">, </text:span>ἥ<text:span text:style-name="T1"> </text:span>τε<text:span text:style-name="T1"> </text:span>ἔξω<text:span text:style-name="T1"> </text:span>καὶ<text:span text:style-name="T1"> </text:span>ἡ<text:span text:style-name="T1"> </text:span>ἔσω<text:span text:style-name="T1"> </text:span>καὶ<text:span text:style-name="T1"> </text:span>ἡ<text:span text:style-name="T1"> </text:span>μέση·<text:span text:style-name="T1"> </text:span><text:span text:style-name="_3c_lb_3e_"><text:span text:style-name="T1"><text:line-break/>[16] </text:span></text:span><text:span text:style-name="T3">ἡ</text:span><text:span text:style-name="T1"> </text:span>μὲν<text:span text:style-name="T1"> </text:span>ο<text:span text:style-name="T3">ὖ</text:span>ν<text:span text:style-name="T1"> </text:span>ἔνδον<text:span text:style-name="T1"> </text:span>ἐπὶ<text:span text:style-name="T1"> </text:span>τῶν<text:span text:style-name="T1"> </text:span>κάτω<text:span text:style-name="T1"> </text:span>τοῦ<text:span text:style-name="T1"> </text:span>τραχήλου<text:span text:style-name="T1"> </text:span>πεπονθότων<text:span text:style-name="T1"> </text:span><text:span text:style-name="_3c_lb_3e_"><text:span text:style-name="T1"><text:line-break/>[17] </text:span></text:span>ὠφέλιμος<text:span text:style-name="T1">, </text:span>ἡ<text:span text:style-name="T1"> </text:span>δ᾽<text:span text:style-name="T1"> </text:span>ἐκτὸς<text:span text:style-name="T1"> </text:span>ἢ<text:span text:style-name="T1"> </text:span>κατὰ<text:span text:style-name="T1"> </text:span>τὸ<text:span text:style-name="T1"> </text:span>πρόσωπον<text:span text:style-name="T1"> </text:span>ἢ<text:span text:style-name="T1"> </text:span>κατὰ<text:span text:style-name="T1"> </text:span>τὴν<text:span text:style-name="T1"> </text:span>κεφαλήν·<text:span text:style-name="T1"> </text:span><text:span text:style-name="_3c_lb_3e_"><text:span text:style-name="T1"><text:line-break/>[18] </text:span></text:span>ὁ<text:span text:style-name="T1"> </text:span>δὲ<text:span text:style-name="T1"> </text:span>μέσος<text:span text:style-name="T1"> </text:span>τόπος<text:span text:style-name="T1"> </text:span>ἐνίοτε<text:span text:style-name="T1"> </text:span>μὲν<text:span text:style-name="T1"> </text:span>ἀμφοτέρας<text:span text:style-name="T1"> </text:span>ἔχει<text:span text:style-name="T1"> </text:span>τὰς<text:span text:style-name="T1"> </text:span><text:span text:style-name="_3c_pb_3e_"><text:span text:style-name="T1">[p. 19.523]</text:span></text:span><text:span text:style-name="T1"> </text:span><text:span text:style-name="_3c_lb_3e_"><text:span text:style-name="T1"><text:line-break/>[1] </text:span></text:span><text:span text:style-name="_3c_lb_3e_"><text:span text:style-name="T1"><office:annotation loext:resolved="false"><dc:creator>Unknown Author</dc:creator><dc:date>2023-09-13T14:57:24.705357444</dc:date><text:p text:style-name="P2"><text:span text:style-name="T6">Début de la relecture (Daria) </text:span></text:p></office:annotation></text:span></text:span>ἀποσχιζομένας<text:span text:style-name="T1"> </text:span>φλέβας<text:span text:style-name="T1"> </text:span>κατὰ<text:span text:style-name="T1"> </text:span>τὸ<text:span text:style-name="T1"> </text:span>πρόσω<text:span text:style-name="T1"> </text:span>τῆς<text:span text:style-name="T1"> </text:span>χειρὸς<text:span text:style-name="T1"> </text:span>ἐκτεινομένας<text:span text:style-name="T1">, </text:span><text:span text:style-name="_3c_lb_3e_"><text:span text:style-name="T1"><text:line-break/>[2] </text:span></text:span>εἶτα<text:span text:style-name="T1"> </text:span>ἐνταῦθα<text:span text:style-name="T1"> </text:span>συναπτομένας<text:span text:style-name="T1">. </text:span>ἐνίοτε<text:span text:style-name="T1"> </text:span>δὲ<text:span text:style-name="T1"> </text:span>διὰ<text:span text:style-name="T1"> </text:span>τάχεος<text:span text:style-name="T1"> </text:span><text:span text:style-name="_3c_lb_3e_"><text:span text:style-name="T1"><text:line-break/>[3] </text:span></text:span>εἰς<text:span text:style-name="T1"> </text:span>αὐτὰς<text:span text:style-name="T1"> </text:span>ἀλλήλαις<text:span text:style-name="T1"> </text:span>οὔσας<text:span text:style-name="T1"> </text:span>ἐπὶ<text:span text:style-name="T1"> </text:span>τ<text:span text:style-name="T3">ὴ</text:span>ν<text:span text:style-name="T1"> </text:span>καμπ<text:span text:style-name="T3">ὴ</text:span>ν<text:span text:style-name="T1"> </text:span>τῆς<text:span text:style-name="T1"> </text:span>διαρθρώσεως<text:span text:style-name="T1">. </text:span><text:span text:style-name="_3c_lb_3e_"><text:span text:style-name="T1"><text:line-break/>[4] </text:span></text:span>ὅταν<text:span text:style-name="T1"> </text:span>ο<text:span text:style-name="T3">ὖ</text:span>ν<text:span text:style-name="T1"> </text:span>ἀφανεστέρας<text:span text:style-name="T1"> </text:span>ο<text:span text:style-name="T3">ὔ</text:span>σης<text:span text:style-name="T1"> </text:span>τῆς<text:span text:style-name="T1"> </text:span>οἰκείας<text:span text:style-name="T1"> </text:span>τ<text:span text:style-name="T3">ῷ</text:span><text:span text:style-name="T1"> </text:span>πάσχοντι<text:span text:style-name="T1"> </text:span><text:span text:style-name="_3c_lb_3e_"><text:span text:style-name="T1"><text:line-break/>[5] </text:span></text:span>μορίῳ<text:span text:style-name="T1"> </text:span>φλεβὸς<text:span text:style-name="T1">, </text:span>ἐπί<text:span text:style-name="T1"> </text:span>τινα<text:span text:style-name="T1"> </text:span>τῶν<text:span text:style-name="T1"> </text:span>μέσων<text:span text:style-name="T1"> </text:span>ἥκειν<text:span text:style-name="T1"> </text:span>νίκην<text:span text:style-name="T1"> </text:span>πυρῶν<text:span text:style-name="T1"> </text:span><text:span text:style-name="_3c_lb_3e_"><text:span text:style-name="T1"><text:line-break/>[6] </text:span></text:span>τ<text:span text:style-name="T3">ὴ</text:span>ν<text:span text:style-name="T1"> </text:span>ἀποσχιζομένην<text:span text:style-name="T1"> </text:span>τῆς<text:span text:style-name="T1"> </text:span>οἰκείας<text:span text:style-name="T1"> </text:span>τέμνειν<text:span text:style-name="T1"> </text:span>μᾶλλον<text:span text:style-name="T1">. </text:span>ἔστι<text:span text:style-name="T1"> </text:span><text:span text:style-name="_3c_lb_3e_"><text:span text:style-name="T1"><text:line-break/>[7] </text:span></text:span>δ᾽<text:span text:style-name="T1"> </text:span>ὅτε<text:span text:style-name="T1"> </text:span>καὶ<text:span text:style-name="T1"> </text:span>τῆς<text:span text:style-name="T1"> </text:span>κατωτέρω<text:span text:style-name="T1"> </text:span>τῆς<text:span text:style-name="T1"> </text:span>κατ᾽<text:span text:style-name="T1"> </text:span>ἀγκῶνα<text:span text:style-name="T1"> </text:span>διαρθρώσεως<text:span text:style-name="T1">, </text:span><text:span text:style-name="_3c_lb_3e_"><text:span text:style-name="T1"><text:line-break/>[8] </text:span></text:span>αἱ<text:span text:style-name="T1"> </text:span>κατὰ<text:span text:style-name="T1"> </text:span>τὸν<text:span text:style-name="T1"> </text:span>πῆχύν<text:span text:style-name="T1"> </text:span>εἰσιν<text:span text:style-name="T1">, </text:span>ἃς<text:span text:style-name="T1"> </text:span>διαιρεῖν<text:span text:style-name="T1"> </text:span>οὐδὲν<text:span text:style-name="T1"> </text:span>κωλύει<text:span text:style-name="T1"> </text:span>μή<text:span text:style-name="T1"> </text:span>φαινομένων<text:span text:style-name="T1"> </text:span><text:span text:style-name="_3c_lb_3e_"><text:span text:style-name="T1"><text:line-break/>[9] </text:span></text:span>τῶν<text:span text:style-name="T1"> </text:span>κατ᾽<text:span text:style-name="T1"> </text:span>ἀγκῶνα<text:span text:style-name="T1">. ὥ</text:span>σπερ<text:span text:style-name="T1"> </text:span>δὲ<text:span text:style-name="T1"> </text:span>τὰ<text:span text:style-name="T1"> </text:span>εἰρημένα<text:span text:style-name="T1"> </text:span>πάντα<text:span text:style-name="T1"> </text:span><text:span text:style-name="_3c_lb_3e_"><text:span text:style-name="T1"><text:line-break/>[10] </text:span></text:span>μόρια<text:span text:style-name="T1"> </text:span>ταῖς<text:span text:style-name="T1"> </text:span>κατ᾽<text:span text:style-name="T1"> </text:span>ἀγκῶνα<text:span text:style-name="T1"> </text:span>φλεβοτομίαις<text:span text:style-name="T1"> </text:span>ὠφελεῖται<text:span text:style-name="T1"> , </text:span>οὕτω<text:span text:style-name="T1"> </text:span>καὶ<text:span text:style-name="T1"> </text:span><text:span text:style-name="_3c_lb_3e_"><text:span text:style-name="T1"><text:line-break/>[11] </text:span></text:span>κατωτέρω<text:span text:style-name="T1"> </text:span>τούτων<text:span text:style-name="T1"> </text:span>ἐστὶν<text:span text:style-name="T1"> </text:span>ὅσαι<text:span text:style-name="T1"> </text:span>ταῖς<text:span text:style-name="T1"> </text:span>ἐπιγύναις<text:span text:style-name="T1"> </text:span>τε<text:span text:style-name="T1"> </text:span>καὶ<text:span text:style-name="T1"> </text:span>σφυρά<text:span text:style-name="T1">. </text:span><text:span text:style-name="_3c_lb_3e_"><text:span text:style-name="T1"><text:line-break/>[12] </text:span></text:span>ἔστι<text:span text:style-name="T1"> </text:span>δὲ<text:span text:style-name="T1"> </text:span>τῶν<text:span text:style-name="T1"> </text:span>εἰρημένων<text:span text:style-name="T1"> </text:span>τά<text:span text:style-name="T1"> </text:span>τε<text:span text:style-name="T1"> </text:span>κατ᾽<text:span text:style-name="T1"> </text:span>ἰσχίον<text:span text:style-name="T1"> </text:span>καὶ<text:span text:style-name="T1"> </text:span>κύστιν<text:span text:style-name="T1"> </text:span>καὶ<text:span text:style-name="T1"> </text:span><text:span text:style-name="_3c_lb_3e_"><text:span text:style-name="T1"><text:line-break/>[13] </text:span></text:span>μήτραν<text:span text:style-name="T1"> </text:span>καὶ<text:span text:style-name="T1"> </text:span>νεφροὺς<text:span text:style-name="T1"> </text:span>ἐπαμφοτερίζεται<text:span text:style-name="T1">. </text:span>διὸ<text:span text:style-name="T1"> </text:span>καὶ<text:span text:style-name="T1"> </text:span>ταῖς<text:span text:style-name="T1"> </text:span>ἀπ᾽<text:span text:style-name="T1"> </text:span><text:span text:style-name="_3c_lb_3e_"><text:span text:style-name="T1"><text:line-break/>[14] </text:span></text:span>ἀγκῶνος<text:span text:style-name="T1"> </text:span>ἐνίοτε<text:span text:style-name="T1"> </text:span>φλεβοτομίαις<text:span text:style-name="T1"> </text:span>ὑπακούουσιν<text:span text:style-name="T1">, </text:span>ὅταν<text:span text:style-name="T1"> </text:span>ἢ<text:span text:style-name="T1"> </text:span>φλεγμονὴ<text:span text:style-name="T1"> </text:span><text:span text:style-name="_3c_lb_3e_"><text:span text:style-name="T1"><text:line-break/>[15] </text:span></text:span>πρόσφατος<text:span text:style-name="T1"> </text:span>ᾖ<text:span text:style-name="T1"> </text:span>καὶ<text:span text:style-name="T1"> </text:span>πλῆθος<text:span text:style-name="T1"> </text:span>αἵματος<text:span text:style-name="T1">. </text:span>ἢν<text:span text:style-name="T1"> </text:span>δὲ<text:span text:style-name="T1"> ἡ </text:span>διάθεσίς<text:span text:style-name="T1"> </text:span>ἐστιν<text:span text:style-name="T1"> </text:span><text:span text:style-name="_3c_lb_3e_"><text:span text:style-name="T1"><text:line-break/>[16] </text:span></text:span>ἣν<text:span text:style-name="T1"> </text:span>ἰδίως<text:span text:style-name="T1"> </text:span>καλοῦμεν<text:span text:style-name="T1"> </text:span>νεφρῖτιν<text:span text:style-name="T1">, </text:span>τὴν<text:span text:style-name="T1"> </text:span>κατ᾽<text:span text:style-name="T1"> </text:span>ἰγνὺν<text:span text:style-name="T1"> </text:span>χρὴ<text:span text:style-name="T1"> </text:span>τέμνειν<text:span text:style-name="T1"> </text:span><text:span text:style-name="_3c_lb_3e_"><text:span text:style-name="T1"><text:line-break/>[17] </text:span></text:span>καὶ<text:span text:style-name="T1"> </text:span>τὰς<text:span text:style-name="T1"> </text:span>κατὰ<text:span text:style-name="T1"> </text:span>τὰ<text:span text:style-name="T1"> </text:span>σφυρὰ<text:span text:style-name="T1"> </text:span>φλέβας<text:span text:style-name="T1">. </text:span>αἱ<text:span text:style-name="T1"> </text:span>δὲ<text:span text:style-name="T1"> </text:span>ἐν<text:span text:style-name="T1"> </text:span>ταῖς<text:span text:style-name="T1"> </text:span>μήτραις<text:span text:style-name="T1"> </text:span><text:span text:style-name="_3c_lb_3e_"><text:span text:style-name="T1"><text:line-break/>[18] </text:span></text:span>φλεγμοναὶ<text:span text:style-name="T1"> </text:span>τῶν<text:span text:style-name="T1"> </text:span>ἐν<text:span text:style-name="T1"> </text:span>ταῖς<text:span text:style-name="T1"> </text:span>σκέλεσι<text:span text:style-name="T1"> </text:span>φλεβῶν<text:span text:style-name="T1"> </text:span>τεμνομένων<text:span text:style-name="T1"> , </text:span>ὄφελος<text:span text:style-name="T1"> </text:span><text:span text:style-name="_3c_pb_3e_"><text:span text:style-name="T1">[p. 19.524]</text:span></text:span><text:span text:style-name="T1"> </text:span><text:span text:style-name="_3c_lb_3e_"><text:span text:style-name="T1"><text:line-break/>[1] </text:span></text:span>οὐ<text:span text:style-name="T1"> </text:span>μικρόν<text:span text:style-name="T1">. </text:span>ταῖς<text:span text:style-name="T1"> </text:span>γὰρ<text:span text:style-name="T1"> </text:span>ἀπ᾽<text:span text:style-name="T1"> </text:span>ἀγκώνων<text:span text:style-name="T1"> </text:span>κενώσεσι<text:span text:style-name="T1"> </text:span>καὶ<text:span text:style-name="T1"> </text:span>ἄλλο<text:span text:style-name="T1"> </text:span>τι<text:span text:style-name="T1"> </text:span><text:span text:style-name="_3c_lb_3e_"><text:span text:style-name="T1"><text:line-break/>[2] </text:span></text:span>πρόσεστι<text:span text:style-name="T1"> </text:span>μοχθηρὸν<text:span text:style-name="T1"> </text:span>καὶ<text:span text:style-name="T1"> </text:span>φυλακτέον<text:span text:style-name="T1"> </text:span>ψῦχος<text:span text:style-name="T1"> </text:span>καὶ<text:span text:style-name="T1"> </text:span>τροφὴν<text:span text:style-name="T1"> </text:span>σύμμετρον<text:span text:style-name="T1"> </text:span><text:span text:style-name="_3c_lb_3e_"><text:span text:style-name="T1"><text:line-break/>[3] </text:span></text:span>διδόναι<text:span text:style-name="T1"> </text:span>ἐπὶ<text:span text:style-name="T1"> </text:span>τρεῖς<text:span text:style-name="T1"> </text:span>ἢ<text:span text:style-name="T1"> </text:span>τέσσαρας<text:span text:style-name="T1"> </text:span>ἡμέρας<text:span text:style-name="T1">. </text:span>λοιμοῦ<text:span text:style-name="T1"> </text:span>δέ<text:span text:style-name="T1"> </text:span><text:span text:style-name="_3c_lb_3e_"><text:span text:style-name="T1"><text:line-break/>[4] </text:span></text:span>ποτε<text:span text:style-name="T1"> </text:span>κατασχόντος<text:span text:style-name="T1"> </text:span>ἰσχυροῦ<text:span text:style-name="T1"> </text:span>τήν<text:span text:style-name="T1"> </text:span>Ἀσίαν<text:span text:style-name="T1">, </text:span>ὑφ᾽<text:span text:style-name="T1"> </text:span>οὗ<text:span text:style-name="T1"> </text:span>πολλοὶ<text:span text:style-name="T1"> </text:span>διεφθάρησαν<text:span text:style-name="T1">, </text:span><text:span text:style-name="_3c_lb_3e_"><text:span text:style-name="T1"><text:line-break/>[5] </text:span></text:span>ὅθεν<text:span text:style-name="T1"> </text:span>κᾀγὼ<text:span text:style-name="T1"> </text:span>τῇ<text:span text:style-name="T1"> </text:span>νόσῳ<text:span text:style-name="T1"> </text:span>κατὰ<text:span text:style-name="T1"> </text:span>τὴν<text:span text:style-name="T1"> </text:span>δευτέραν<text:span text:style-name="T1"> </text:span>ἡμέραν<text:span text:style-name="T1">, </text:span><text:span text:style-name="_3c_lb_3e_"><text:span text:style-name="T1"><text:line-break/>[6] </text:span></text:span>ἀνέσεως<text:span text:style-name="T1"> </text:span>μὴ<text:span text:style-name="T1"> </text:span>γενομένης<text:span text:style-name="T1"> </text:span>κατακνήσας<text:span text:style-name="T1"> </text:span>τὸ<text:span text:style-name="T1"> </text:span>σκέλος<text:span text:style-name="T1"> </text:span>διὰ<text:span text:style-name="T1"> </text:span>δυοῖν<text:span text:style-name="T1"> </text:span>λιτρῶν<text:span text:style-name="T1"> </text:span><text:span text:style-name="_3c_lb_3e_"><text:span text:style-name="T1"><text:line-break/>[7] </text:span></text:span>κένωσιν<text:span text:style-name="T1"> </text:span>ἔασα<text:span text:style-name="T1"> </text:span>γενέσθαι<text:span text:style-name="T1"> </text:span>καὶ<text:span text:style-name="T1"> </text:span>διὰ<text:span text:style-name="T1"> </text:span>τοῦτο<text:span text:style-name="T1"> </text:span>τὸν<text:span text:style-name="T1"> </text:span>κίνδυνον<text:span text:style-name="T1"> </text:span><text:span text:style-name="_3c_lb_3e_"><text:span text:style-name="T1"><text:line-break/>[8] </text:span></text:span>ἀπέφυγον<text:span text:style-name="T1">. </text:span>πολλοὶ<text:span text:style-name="T1"> </text:span>δ᾽<text:span text:style-name="T1"> </text:span>ἄλλοι<text:span text:style-name="T1"> </text:span>χρησάμενοι<text:span text:style-name="T1"> </text:span>τῷ<text:span text:style-name="T1"> </text:span>βοηθήματι<text:span text:style-name="T1"> </text:span>διε<office:annotation office:name="__Annotation__3314_840651052" loext:resolved="false"><dc:creator>Unknown Author</dc:creator><dc:date>2023-09-13T15:11:34.839255991</dc:date><text:p text:style-name="P2"><text:span text:style-name="T5">- σώθησαν est rejeté à la ligne suivante dans l’imprimé </text:span></text:p></office:annotation>σώθησαν<office:annotation-end office:name="__Annotation__3314_840651052"/><text:span text:style-name="T1"> </text:span><text:span text:style-name="_3c_lb_3e_"><text:span text:style-name="T1"><text:line-break/>[9] </text:span></text:span>καὶ<text:span text:style-name="T1"> </text:span>μάλιστα<text:span text:style-name="T1"> </text:span>οἳ<text:span text:style-name="T1"> </text:span>δαψιλῶς<text:span text:style-name="T1"> </text:span>τὸ<text:span text:style-name="T1"> </text:span>αἶμα<text:span text:style-name="T1"> </text:span>ἐκκένουν<text:span text:style-name="T1">. </text:span>ἔτι<text:span text:style-name="T1"> </text:span><text:span text:style-name="_3c_lb_3e_"><text:span text:style-name="T1"><text:line-break/>[10] </text:span></text:span>δὲ<text:span text:style-name="T1"> </text:span>κεφαλαλγίας<text:span text:style-name="T1"> </text:span>συμμέτρους<text:span text:style-name="T1"> </text:span>ἀναιρεῖ<text:span text:style-name="T1"> </text:span>καὶ<text:span text:style-name="T1"> </text:span>παρισθμίων<text:span text:style-name="T1"> </text:span>φλεγμονάς<text:span text:style-name="T1">. </text:span><text:span text:style-name="_3c_lb_3e_"><text:span text:style-name="T1"><text:line-break/>[11] </text:span></text:span>τὰ<text:span text:style-name="T1"> </text:span>δὲ<text:span text:style-name="T1"> </text:span>χρονιώτερα<text:span text:style-name="T1"> </text:span>τῶν<text:span text:style-name="T1"> </text:span>τοιούτων<text:span text:style-name="T1"> </text:span>συμπτωμάτων<text:span text:style-name="T1"> </text:span>ταῖς<text:span text:style-name="T1"> </text:span><text:span text:style-name="_3c_lb_3e_"><text:span text:style-name="T1"><text:line-break/>[12] </text:span></text:span>τομαῖς<text:span text:style-name="T1"> </text:span>καὶ<text:span text:style-name="T1"> </text:span>ἐγχαράξεσι<text:span text:style-name="T1"> </text:span>διαλυόμενα<text:span text:style-name="T1">. </text:span>καὶ<text:span text:style-name="T1"> </text:span>δὴ<text:span text:style-name="T1"> </text:span>καὶ<text:span text:style-name="T1"> </text:span>τοὺς<text:span text:style-name="T1"> </text:span>ἐκ<text:span text:style-name="T1"> </text:span><text:span text:style-name="_3c_lb_3e_"><text:span text:style-name="T1"><text:line-break/>[13] </text:span></text:span>νόσων<text:span text:style-name="T1"> </text:span>δυσχερῶς<text:span text:style-name="T1"> </text:span>εἰς<text:span text:style-name="T1"> </text:span>τὴν<text:span text:style-name="T1"> </text:span>κατὰ<text:span text:style-name="T1"> </text:span>φύσιν<text:span text:style-name="T1"> </text:span>ἕξιν<text:span text:style-name="T1"> </text:span>ἑαυτούς<text:span text:style-name="T1"> </text:span>ἀφικνουμένους<text:span text:style-name="T1">, </text:span><text:span text:style-name="_3c_lb_3e_"><text:span text:style-name="T1"><text:line-break/>[14] </text:span></text:span>οὐδὲν<text:span text:style-name="T1"> </text:span>οὕτως<text:span text:style-name="T1"> </text:span>ἐπὶ<text:span text:style-name="T1"> </text:span>τὴν<text:span text:style-name="T1"> </text:span>προσήκουσαν<text:span text:style-name="T1"> </text:span>εὐστροφίαν<text:span text:style-name="T1"> </text:span>ἄγει<text:span text:style-name="T1">, </text:span><text:span text:style-name="_3c_lb_3e_"><text:span text:style-name="T1"><text:line-break/>[15] </text:span></text:span>ὡς<text:span text:style-name="T1"> ἡ </text:span>δι᾽<text:span text:style-name="T1"> </text:span>ἐγχαράξεις<text:span text:style-name="T1"> </text:span>ἀποκένωσις<text:span text:style-name="T1"> </text:span>τοῦ<text:span text:style-name="T1"> </text:span>αἵματος<text:span text:style-name="T1">. </text:span>ἐν<text:span text:style-name="T1"> </text:span>τῷ<text:span text:style-name="T1"> </text:span>μεταξὺ<text:span text:style-name="T1"> </text:span><text:span text:style-name="_3c_lb_3e_"><text:span text:style-name="T1"><text:line-break/>[16] </text:span></text:span>δὲ<text:span text:style-name="T1"> </text:span>τοῦ<text:span text:style-name="T1"> </text:span>λιχάνου<text:span text:style-name="T1"> </text:span>καὶ<text:span text:style-name="T1"> </text:span>μεγάλου<text:span text:style-name="T1"> </text:span>δακτύλου<text:span text:style-name="T1"> </text:span>τμηθεῖσα<text:span text:style-name="T1"> </text:span>φλὲψ<text:span text:style-name="T1"> </text:span><text:span text:style-name="_3c_lb_3e_"><text:span text:style-name="T1"><text:line-break/>[17] </text:span></text:span>καὶ<text:span text:style-name="T1"> </text:span>ῥεύσας<text:span text:style-name="T1"> </text:span>μέχρις<text:span text:style-name="T1"> </text:span>ἂν<text:span text:style-name="T1"> </text:span>αὐτομάτως<text:span text:style-name="T1"> </text:span>παύσηται<text:span text:style-name="T1"> , </text:span>χρόνιον<text:span text:style-name="T1"> </text:span>ἄλγημα<text:span text:style-name="T1"> </text:span><text:span text:style-name="_3c_lb_3e_"><text:span text:style-name="T1"><text:line-break/>[18] </text:span></text:span>καὶ<text:span text:style-name="T1"> </text:span>μᾶλλον<text:span text:style-name="T1"> </text:span>εἰ<text:span text:style-name="T1"> </text:span>κατ᾽<text:span text:style-name="T1"> </text:span>ἐκεῖνο<text:span text:style-name="T1"> </text:span>τὸ<text:span text:style-name="T1"> </text:span>μέρος<text:span text:style-name="T1"> </text:span>ἔρειδον<text:span text:style-name="T1"> </text:span>ἰάσαιτο<text:span text:style-name="T1">. </text:span><text:span text:style-name="_3c_pb_3e_"><text:span text:style-name="T1">[p. 19.525]</text:span></text:span><text:span text:style-name="T1"> </text:span><text:span text:style-name="_3c_lb_3e_"><text:span text:style-name="T1"><text:line-break/>[1] </text:span></text:span>τῶν<text:span text:style-name="T1"> </text:span>δὲ<text:span text:style-name="T1"> </text:span>καθαιρομένων<text:span text:style-name="T1"> </text:span>καὶ<text:span text:style-name="T1"> </text:span>πλείω<text:span text:style-name="T1"> </text:span>τοῦ<text:span text:style-name="T1"> </text:span>μέτρου<text:span text:style-name="T1"> </text:span>κενούντων<text:span text:style-name="T1"> </text:span>καὶ<text:span text:style-name="T1"> </text:span><text:span text:style-name="_3c_lb_3e_"><text:span text:style-name="T1"><text:line-break/>[2] </text:span></text:span>ψυχόντων<text:span text:style-name="T1"> </text:span>καὶ<text:span text:style-name="T1"> </text:span>ἐκλυομένων<text:span text:style-name="T1"> </text:span>καὶ<text:span text:style-name="T1"> </text:span>σπωμένων<text:span text:style-name="T1"> </text:span>καταπαύειν<text:span text:style-name="T1"> </text:span>τὴν<text:span text:style-name="T1"> </text:span><text:span text:style-name="_3c_lb_3e_"><text:span text:style-name="T1"><text:line-break/>[3] </text:span></text:span>κάθαρσιν<text:span text:style-name="T1"> </text:span>χρὴ<text:span text:style-name="T1"> </text:span>καὶ<text:span text:style-name="T1"> </text:span>ὕδωρ<text:span text:style-name="T1"> </text:span>χλιαρὸν<text:span text:style-name="T1"> </text:span>διδόντες<text:span text:style-name="T1">, </text:span>ἐμεῖν<text:span text:style-name="T1"> </text:span>προτρέπομεν·<text:span text:style-name="T1"> </text:span><text:span text:style-name="_3c_lb_3e_"><text:span text:style-name="T1"><text:line-break/>[4] </text:span></text:span>ἄμεινον<text:span text:style-name="T1"> </text:span>δὲ<text:span text:style-name="T1"> </text:span>χρῖσαι<text:span text:style-name="T1"> </text:span>θερμῷ<text:span text:style-name="T1"> </text:span>ἐλαίῳ<text:span text:style-name="T1"> </text:span>χεῖρας<text:span text:style-name="T1"> </text:span>καὶ<text:span text:style-name="T1"> </text:span>πόδας<text:span text:style-name="T1"> </text:span>·<text:span text:style-name="T1"> </text:span><text:span text:style-name="_3c_lb_3e_"><text:span text:style-name="T1"><text:line-break/>[5] </text:span></text:span>ἵστησι<text:span text:style-name="T1"> </text:span>δὲ<text:span text:style-name="T1"> </text:span>οὐδενὸς<text:span text:style-name="T1"> ἧ</text:span>ττον<text:span text:style-name="T1"> </text:span>καὶ<text:span text:style-name="T1"> </text:span>ὕπνου<text:span text:style-name="T1"> </text:span>καὶ<text:span text:style-name="T1"> </text:span>λουτροῦ<text:span text:style-name="T1">. </text:span>τῶν<text:span text:style-name="T1"> </text:span>δὲ<text:span text:style-name="T1"> </text:span><text:span text:style-name="_3c_lb_3e_"><text:span text:style-name="T1"><text:line-break/>[6] </text:span></text:span>μὴ<text:span text:style-name="T1"> </text:span>ἱκανῶς<text:span text:style-name="T1"> </text:span>καθαρθέντων<text:span text:style-name="T1"> </text:span>αἱ<text:span text:style-name="T1"> </text:span>ἀλουσίαι<text:span text:style-name="T1"> </text:span>συμφερώτεραι<text:span text:style-name="T1">, </text:span>ἐπικαθαίρονται<text:span text:style-name="T1"> </text:span><text:span text:style-name="_3c_lb_3e_"><text:span text:style-name="T1"><text:line-break/>[7] </text:span></text:span>γὰρ<text:span text:style-name="T1"> </text:span>νύκτωρ·<text:span text:style-name="T1"> </text:span>ἐνδεέστερον<text:span text:style-name="T1"> </text:span>δὲ<text:span text:style-name="T1"> </text:span>τούτους<text:span text:style-name="T1"> </text:span>χρὴ<text:span text:style-name="T1"> </text:span>διαιτᾶν<text:span text:style-name="T1"> </text:span>·<text:span text:style-name="T1"> </text:span><text:span text:style-name="_3c_lb_3e_"><text:span text:style-name="T1"><text:line-break/>[8] </text:span></text:span>τῶν<text:span text:style-name="T1"> </text:span>δὲ<text:span text:style-name="T1"> </text:span>ἀσφαλῶς<text:span text:style-name="T1"> </text:span>καθαρθέντων<text:span text:style-name="T1">, </text:span>ὠά<text:span text:style-name="T1"> </text:span>τε<text:span text:style-name="T1"> </text:span>καὶ<text:span text:style-name="T1"> </text:span>χόνδρον<text:span text:style-name="T1"> </text:span>καὶ<text:span text:style-name="T1"> </text:span>ῥοφήματα<text:span text:style-name="T1"> </text:span><text:span text:style-name="_3c_lb_3e_"><text:span text:style-name="T1"><text:line-break/>[9] </text:span></text:span>καὶ<text:span text:style-name="T1"> </text:span>οἶνον<text:span text:style-name="T1"> </text:span>γλυκὺν<text:span text:style-name="T1">, </text:span>ὡς<text:span text:style-name="T1"> </text:span>παρακινεῖν<text:span text:style-name="T1"> </text:span>τὸ<text:span text:style-name="T1"> </text:span>ἔντερον<text:span text:style-name="T1"> </text:span>ἐν<text:span text:style-name="T1"> </text:span>τῇ<text:span text:style-name="T1"> </text:span><text:span text:style-name="_3c_lb_3e_"><text:span text:style-name="T1"><text:line-break/>[10] </text:span></text:span>καθάρσει<text:span text:style-name="T1"> </text:span>διὰ<text:span text:style-name="T1"> </text:span>ξεσμόν<text:span text:style-name="T1"> </text:span>·<text:span text:style-name="T1"> </text:span>ἁρμόξει<text:span text:style-name="T1"> </text:span>δὲ<text:span text:style-name="T1"> </text:span>καὶ<text:span text:style-name="T1"> </text:span>τῇ<text:span text:style-name="T1"> </text:span>ὑστεραίᾳ<text:span text:style-name="T1"> </text:span>γάλα<text:span text:style-name="T1"> </text:span>πίνειν<text:span text:style-name="T1"> </text:span><text:span text:style-name="_3c_lb_3e_"><text:span text:style-name="T1"><text:line-break/>[11] </text:span></text:span>μετὰ<text:span text:style-name="T1"> </text:span>νάματος<text:span text:style-name="T1"> </text:span>θυγατέρων<text:span text:style-name="T1"> </text:span>ταύρων<text:span text:style-name="T1"> </text:span>ἢ<text:span text:style-name="T1"> </text:span>γλυκέος<text:span text:style-name="T1">, </text:span>οὕτω<text:span text:style-name="T1"> </text:span>γὰρ<text:span text:style-name="T1"> </text:span><text:span text:style-name="_3c_lb_3e_"><text:span text:style-name="T1"><text:line-break/></text:span></text:span><text:soft-page-break/><text:span text:style-name="_3c_lb_3e_"><text:span text:style-name="T1">[12] </text:span></text:span>τὰς<text:span text:style-name="T1"> </text:span>επιιῤῥεούσας<text:span text:style-name="T1"> </text:span>συντήξεις<text:span text:style-name="T1"> </text:span>κατακλύζων<text:span text:style-name="T1"> </text:span>ἀποδείξῃ<text:span text:style-name="T1"> </text:span>παντελῶς<text:span text:style-name="T1"> </text:span><text:span text:style-name="_3c_lb_3e_"><text:span text:style-name="T1"><text:line-break/>[13] </text:span></text:span>τὴν<text:span text:style-name="T1"> </text:span>κάθαρσιν<text:span text:style-name="T1">.</text:span><text:span text:style-name="T1"/></text:p>
      <text:h text:style-name="Heading_20_2" text:outline-level="2"><text:span text:style-name="_3c_num_3e_">[1.1]</text:span></text:h>
      <text:p text:style-name="Standard"><text:span text:style-name="_3c_milestone_3e_">[ed2page:8.900]</text:span></text:p>
      <text:p text:style-name="Standard">ΠΑΥΛΟΥ.</text:p>
      <text:p text:style-name="_3c_l_3e_">Περὶ τῆς ἐν τῇ φλεβοτομίᾳ ἐπισκέψεως.</text:p>
      <text:p text:style-name="_3c_p_3e_"><text:span text:style-name="_3c_lb_3e_"><text:line-break/>[16] </text:span>Ἐπισκέπτεσθαι δὲ χρὴ τὸν μέλλοντα φλεβοτομεῖν, μὴ <text:span text:style-name="_3c_lb_3e_"><text:line-break/>[17] </text:span>κόπρου πολύ τις ἐπίσχεσις ἐν τοῖς ἐντέροις ἐστί. κενοῦμεν <text:span text:style-name="_3c_pb_3e_">[p. 19.526]</text:span> <text:span text:style-name="_3c_lb_3e_"><text:line-break/>[1] </text:span>αὐτὴν διὰ μαλακοῦ κλύσματος, ἵνα μὴ αἱ φλέβες ἀπὸ <text:span text:style-name="_3c_lb_3e_"><text:line-break/>[2] </text:span>τῶν ἐντέρων ἕλξωσί τινα σηπεδονώδη τῶν περιττωμάτων <text:span text:style-name="_3c_lb_3e_"><text:line-break/>[3] </text:span>οὐσίαν. τοὺς μὲν οὖν διὰ νούσου παρούσης χρῄζοντας τῆς <text:span text:style-name="_3c_lb_3e_"><text:line-break/>[4] </text:span>αἵματος ἀφαιρέσεως ἐν ἅπαντι καιρῷ φλεβοτομήσομεν, τὴν <text:span text:style-name="_3c_lb_3e_"><text:line-break/>[5] </text:span>ἀκμὴν καὶ μόνην ἐν πυρετοῖς, τὸν μερικὸν φυλαττόμενοι <text:span text:style-name="_3c_lb_3e_"><text:line-break/>[6] </text:span>παροξυσμόν. εἰ δὲ συνεχὴς πυρετὸς εἴη, πάντως ἑωθινὸς <text:span text:style-name="_3c_lb_3e_"><text:line-break/>[7] </text:span>καιρός ἐστιν ἐπιτηδειότερος, ὅσοι δὲ μή νόσου παρούσης, <text:span text:style-name="_3c_lb_3e_"><text:line-break/>[8] </text:span>ἀλλὰ προφυλακῆς ἕνεκα τὴν τοῦ αἵματος ἐπιζητοῦσι κένωσιν, <text:span text:style-name="_3c_lb_3e_"><text:line-break/>[9] </text:span>τούτοις τὸ ἔαρ ἐπιτήδειον. ἐν δὲ ταῖς ἡλικίαις ἄχρι <text:span text:style-name="_3c_lb_3e_"><text:line-break/>[10] </text:span>τεσσαρεσκαίδεκα ἐτῶν ἡ κένωσις παραιτητέα. ὥσπερ αὖ <text:span text:style-name="_3c_lb_3e_"><text:line-break/>[11] </text:span>καὶ μετὰ τῶν ἑξήκοντα ἐνιαυτῶν, εἰ μή τις ἀπαραίτητος <text:span text:style-name="_3c_lb_3e_"><text:line-break/>[12] </text:span>ἀνάγκη ἡμᾶς βιάζοιτο καὶ καθόλου τοὺς ἀσθενεστέρως ἔχοντας, <text:span text:style-name="_3c_lb_3e_"><text:line-break/>[13] </text:span>τὴν δύναμιν παραφυλακτέον καὶ τὰς ὑπὸ τῇ γλώσσῃ <text:span text:style-name="_3c_lb_3e_"><text:line-break/>[14] </text:span>δὲ φλέβας, ὡς ἐπὶ συναγχικοῦ πάθους, ἐγκαρσίως ἐκτέμνομεν <text:span text:style-name="_3c_lb_3e_"><text:line-break/>[15] </text:span>φυλαττόμενοι τὴν σφίγξιν. τινὲς δὲ καὶ τὰς ἐν τοῖς <text:span text:style-name="_3c_lb_3e_"><text:line-break/>[16] </text:span>μεγάλοις κανθοῖς διαφανεῖς φλέβας, ὡς ἐπὶ τῶν ἐν τῇ κεφαλῇ <text:span text:style-name="_3c_lb_3e_"><text:line-break/>[17] </text:span>ἢ τοῖς ὀφθαλμοῖς χρονίων νοσημάτων ὁμοιοτρόπως <text:span text:style-name="_3c_lb_3e_"><text:line-break/>[18] </text:span>διαιροῦσιν. ἐν δὲ τῷ ποδὶ καθάπερ ἐπὶ ἰσχιαδικῶν ἢ κατὰ <text:span text:style-name="_3c_pb_3e_">[p. 19.527]</text:span> <text:span text:style-name="_3c_lb_3e_"><text:line-break/>[1] </text:span>τὴν ὑστέραν τῇ ἀνωτέρω τοῦ ἔνδοθεν ἀστραγάλου τέμνουσιν <text:span text:style-name="_3c_lb_3e_"><text:line-break/>[2] </text:span>ἐς ὠφέλειαν.</text:p>
      <text:h text:style-name="Heading_20_2" text:outline-level="2"><text:span text:style-name="_3c_num_3e_">[1.2]</text:span></text:h>
      <text:p text:style-name="Standard">Ξ ΙΠΠΟΚΡΑΤΟΥΣ.</text:p>
      <text:p text:style-name="_3c_p_3e_"><text:span text:style-name="_3c_lb_3e_"><text:line-break/>[4] </text:span>Τὰ δὲ ὀξέα πάθη φλεβοτομήσεις, ἢν ἰσχυρὸν φαίνηται <text:span text:style-name="_3c_lb_3e_"><text:line-break/>[5] </text:span>τὸ νόσημα καὶ οἱ ἄγοντες τὴν ἀκμάζουσαν ἡλικίαν καὶ ῥώμη <text:span text:style-name="_3c_lb_3e_"><text:line-break/>[6] </text:span>παρῇ αὐτέοισιν. ἢν μὲν οὖν σύναγχος ᾖ, ἐκλεκτῷ ἀνακάθαιρε <text:span text:style-name="_3c_lb_3e_"><text:line-break/>[7] </text:span>εἴτ᾽ ἄλλο τι τῶν πλευριτικῶν. ἢν δὲ ἀσθενέστεροι <text:span text:style-name="_3c_lb_3e_"><text:line-break/>[8] </text:span>φαίνωνται, ἢν καὶ πλέον τοῦ αἵματος ἀφέλοις κλυσμῷ κατὰ <text:span text:style-name="_3c_lb_3e_"><text:line-break/>[9] </text:span>τὴν κοιλίαν χρέεσθαι διὰ τρίτης ἡμέρας, ἕως ἐν ἀσφαλείῃ <text:span text:style-name="_3c_lb_3e_"><text:line-break/>[10] </text:span>γένηται ὁ νοσέων καὶ λιμοῦ χρῇζοι. φλεβοτομέειν οὖν τὸν <text:span text:style-name="_3c_lb_3e_"><text:line-break/>[11] </text:span>βραχίονα χρὴ τὸν δεξιὸν τὴν ἔσω φλέβα · καὶ ἀφαιρέειν <text:span text:style-name="_3c_lb_3e_"><text:line-break/>[12] </text:span>τοῦ αἵματος κατὰ τὴν ἕξιν καὶ τὴν ἡλικίην διαλογιζόμενος <text:span text:style-name="_3c_lb_3e_"><text:line-break/>[13] </text:span>τὸ πλέον καὶ τὸ ἔλασσον. ξυμπίπτει δὲ τοῖσι πλείστοισιν <text:span text:style-name="_3c_lb_3e_"><text:line-break/>[14] </text:span>αὐτῶν τοιάδε. ἐρυθήματα προσώπου καὶ ὀμμάτων στάσιες <text:span text:style-name="_3c_lb_3e_"><text:line-break/>[15] </text:span>καὶ διαστάσιες χειρῶν, πρισμοὶ <text:span text:style-name="T4">ὀδόντων</text:span>, σφυγμοὶ, σιαγόνων <text:span text:style-name="_3c_lb_3e_"><text:line-break/>[16] </text:span>συναγωγὴ καὶ κατάψυξις ἀκρωτηρίων, πνευμάτων ἀπολήψιες <text:span text:style-name="_3c_pb_3e_">[p. 19.528]</text:span> <text:span text:style-name="_3c_lb_3e_"><text:line-break/>[1] </text:span>ἀνὰ τὰς φλέβας. φλεβοτομέειν ἐν ἀρχῇσιν εὐθέως, μετεώρων <text:span text:style-name="_3c_lb_3e_"><text:line-break/>[2] </text:span>ἐόντων πάντων τῶν λυπεόντων πνευμάτων καὶ ῥευμάτων, <text:span text:style-name="_3c_lb_3e_"><text:line-break/>[3] </text:span>εὐβοηθητότερον γάρ ἐστι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 style:font-family-generic="roman" style:font-pitch="variable"/>
    <style:font-face style:name="sans-serif1" svg:font-family="sans-serif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ans-serif" fo:font-size="10pt" fo:language="fr" fo:country="FR" style:letter-kerning="false" style:font-name-asian="sans-serif1" style:font-size-asian="10pt" style:language-asian="fr" style:country-asian="FR" style:font-name-complex="sans-serif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sans-serif" fo:font-size="10pt" fo:language="fr" fo:country="FR" style:letter-kerning="false" style:font-name-asian="sans-serif1" style:font-size-asian="10pt" style:language-asian="fr" style:country-asian="FR" style:font-name-complex="sans-serif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30%" fo:text-align="start" style:justify-single-word="false" fo:orphans="2" fo:widows="2" fo:hyphenation-ladder-count="no-limit" text:number-lines="false" text:line-number="0" style:writing-mode="lr-tb"/>
      <style:text-properties fo:font-size="12pt" style:font-size-asian="12pt" fo:hyphenate="false" fo:hyphenation-remain-char-count="2" fo:hyphenation-push-char-count="2" loext:hyphenation-no-caps="false" loext:hyphenation-no-last-word="false" loext:hyphenation-word-char-count="5" loext:hyphenation-zone="425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Corps_20_de_20_texte_20_Car" style:class="text">
      <style:paragraph-properties fo:margin-left="0cm" fo:margin-right="0cm" fo:text-align="justify" style:justify-single-word="false" fo:text-indent="0.501cm" style:auto-text-indent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/>
    <style:style style:name="Heading_20_1" style:display-name="Heading 1" style:family="paragraph" style:parent-style-name="_3c_grec_3e_" style:next-style-name="_3c_p_3e_" style:default-outline-level="1" style:list-style-name="" style:class="text">
      <style:paragraph-properties fo:margin-left="1cm" fo:margin-right="1cm" fo:margin-top="1cm" fo:margin-bottom="1cm" style:contextual-spacing="false" fo:text-align="center" style:justify-single-word="false" fo:keep-together="always" fo:text-indent="0cm" style:auto-text-indent="false" fo:keep-with-next="always"/>
      <style:text-properties fo:font-size="18pt" fo:font-weight="bold" style:font-size-asian="18pt" style:font-weight-asian="bold"/>
    </style:style>
    <style:style style:name="Heading_20_2" style:display-name="Heading 2" style:family="paragraph" style:parent-style-name="_3c_grec_3e_" style:next-style-name="_3c_p_3e_" style:default-outline-level="2" style:list-style-name="" style:class="text">
      <style:paragraph-properties fo:margin-top="1cm" fo:margin-bottom="0.75cm" style:contextual-spacing="false" fo:line-height="120%" fo:keep-together="always" fo:keep-with-next="always">
        <style:tab-stops>
          <style:tab-stop style:position="0cm"/>
        </style:tab-stops>
      </style:paragraph-properties>
      <style:text-properties fo:font-size="16pt" fo:font-weight="bold" style:font-size-asian="16pt" style:font-weight-asian="bold"/>
    </style:style>
    <style:style style:name="Heading_20_3" style:display-name="Heading 3" style:family="paragraph" style:parent-style-name="_3c_grec_3e_" style:next-style-name="_3c_p_3e_" style:default-outline-level="3" style:list-style-name="" style:class="text">
      <style:paragraph-properties fo:margin-left="1cm" fo:margin-right="0cm" fo:margin-top="0.847cm" fo:margin-bottom="0.423cm" style:contextual-spacing="false" fo:keep-together="always" fo:text-indent="0cm" style:auto-text-indent="false" fo:keep-with-next="always"/>
      <style:text-properties fo:color="#c00000" loext:opacity="100%" fo:font-weight="bold" style:font-weight-asian="bold"/>
    </style:style>
    <style:style style:name="Heading_20_4" style:display-name="Heading 4" style:family="paragraph" style:parent-style-name="_3c_grec_3e_" style:next-style-name="_3c_p_3e_" style:default-outline-level="4" style:list-style-name="" style:class="text">
      <style:paragraph-properties fo:margin-left="0cm" fo:margin-right="0cm" fo:text-indent="2cm" style:auto-text-indent="false" fo:keep-with-next="always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text-align="center" style:justify-single-word="false" fo:keep-with-next="always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99cm" fo:margin-bottom="0.101cm" style:contextual-spacing="false" fo:keep-with-next="always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text-align="center" style:justify-single-word="false" fo:keep-with-next="alway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text-align="center" style:justify-single-word="false" fo:keep-with-next="always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text-align="center" style:justify-single-word="false" fo:keep-with-next="always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fo:font-size="14pt" style:font-size-asian="14pt" style:font-size-complex="14pt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_3c_l_3e_" style:display-name="&lt;l&gt;" style:family="paragraph" style:parent-style-name="_3c_grec_3e_">
      <style:paragraph-properties fo:line-height="110%" fo:orphans="0" fo:widows="0" style:vertical-align="baseline"/>
      <style:text-properties fo:font-size="11pt" style:font-size-asian="11pt"/>
    </style:style>
    <style:style style:name="_3c_quote_3e_" style:display-name="&lt;quote&gt;" style:family="paragraph" style:parent-style-name="_3c_grec_3e_" style:next-style-name="_3c_p_3e_">
      <style:paragraph-properties fo:margin-left="1.501cm" fo:margin-right="0cm" fo:margin-top="0.25cm" fo:margin-bottom="0.199cm" style:contextual-spacing="false" fo:line-height="95%" fo:text-align="justify" style:justify-single-word="false" fo:orphans="0" fo:widows="0" fo:text-indent="0cm" style:auto-text-indent="false" style:vertical-align="baseline"/>
    </style:style>
    <style:style style:name="_3c_quote.l_3e_" style:display-name="&lt;quote.l&gt;" style:family="paragraph" style:parent-style-name="_3c_l_3e_">
      <style:paragraph-properties fo:margin-left="2.002cm" fo:margin-right="0cm" fo:text-indent="-0.501cm" style:auto-text-indent="false"/>
    </style:style>
    <style:style style:name="Footnote" style:family="paragraph" style:parent-style-name="Standard" style:class="extra">
      <style:paragraph-properties fo:line-height="100%" fo:text-align="justify" style:justify-single-word="false"/>
      <style:text-properties fo:font-size="10pt" style:font-size-asian="10pt"/>
    </style:style>
    <style:style style:name="_3c_p_3e_" style:display-name="&lt;p&gt;" style:family="paragraph" style:parent-style-name="_3c_grec_3e_">
      <style:paragraph-properties fo:margin-top="0.282cm" fo:margin-bottom="0.282cm" style:contextual-spacing="false"/>
      <style:text-properties fo:color="#00000a" loext:opacity="100%"/>
    </style:style>
    <style:style style:name="_3c_meta_3e_" style:display-name="&lt;meta&gt;" style:family="paragraph">
      <loext:graphic-properties draw:fill="solid" draw:fill-color="#e6e6ff"/>
      <style:paragraph-properties fo:margin-top="0cm" fo:margin-bottom="0cm" style:contextual-spacing="false" fo:text-align="start" style:justify-single-word="false" fo:orphans="0" fo:widows="0" fo:hyphenation-ladder-count="no-limit" fo:background-color="#e6e6ff" fo:padding="0.212cm" fo:border="0.26pt solid #000001" style:shadow="none" style:vertical-align="baseline" style:writing-mode="lr-tb"/>
      <style:text-properties fo:color="#00000a" loext:opacity="100%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annotation_20_text" style:display-name="annotation text" style:family="paragraph" style:parent-style-name="Standard" loext:linked-style-name="Commentaire_20_Car">
      <style:text-properties fo:font-size="10pt" style:font-size-asian="10pt"/>
    </style:style>
    <style:style style:name="annotation_20_subject" style:display-name="annotation subject" style:family="paragraph" style:parent-style-name="annotation_20_text" loext:linked-style-name="Objet_20_du_20_commentaire_20_Car">
      <style:text-properties fo:font-weight="bold" style:font-weight-asian="bold" style:font-weight-complex="bold"/>
    </style:style>
    <style:style style:name="_3c_q_3e_" style:display-name="&lt;q&gt;" style:family="paragraph" style:parent-style-name="_3c_p_3e_"/>
    <style:style style:name="Balloon_20_Text" style:display-name="Balloon Text" style:family="paragraph" style:parent-style-name="Standard" loext:linked-style-name="Texte_20_de_20_bulles_20_Car1">
      <style:paragraph-properties fo:line-height="100%"/>
      <style:text-properties fo:font-size="9pt" style:font-size-asian="9pt" style:font-size-complex="9pt"/>
    </style:style>
    <style:style style:name="En-tête_20_et_20_pied_20_de_20_page" style:display-name="En-tête et pied de pag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_3c_grec_3e_" style:display-name="&lt;grec&gt;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en_20_hypertexte_20_suivi_20_visité1" style:display-name="Lien hypertexte suivi visité1" style:family="text" style:parent-style-name="Internet_20_link">
      <style:text-properties fo:color="#800000" loext:opacity="100%" style:text-underline-style="none"/>
    </style:style>
    <style:style style:name="Appel_20_note_20_de_20_bas_20_de_20_p.1" style:display-name="Appel note de bas de p.1" style:family="text">
      <style:text-properties style:text-position="super 58%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alert" style:family="text">
      <style:text-properties fo:color="#ff0000" loext:opacity="100%"/>
    </style:style>
    <style:style style:name="Caractères_20_de_20_note_20_de_20_bas_20_de_20_page" style:display-name="Caractères de note de bas de page" style:family="text"/>
    <style:style style:name="Appel_20_de_20_note_20_de_20_fin1" style:display-name="Appel de note de fin1" style:family="text">
      <style:text-properties style:text-position="super 58%"/>
    </style:style>
    <style:style style:name="Caractères_20_de_20_note_20_de_20_fin" style:display-name="Caractères de note de fin" style:family="text"/>
    <style:style style:name="_3c_pb_3e_" style:display-name="&lt;pb&gt;" style:family="text" style:parent-style-name="_3c_n_3e_">
      <style:text-properties fo:color="#a6a6a6" loext:opacity="100%" style:font-name="Arial" fo:font-family="Arial" style:font-family-generic="roman" style:font-pitch="variable" fo:font-size="10pt" style:font-size-asian="10pt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aire_20_Car" style:display-name="Commentaire Car" style:family="text" loext:linked-style-name="annotation_20_text">
      <style:text-properties fo:color="#00000a" loext:opacity="100%"/>
    </style:style>
    <style:style style:name="Objet_20_du_20_commentaire_20_Car" style:display-name="Objet du commentaire Car" style:family="text" style:parent-style-name="Commentaire_20_Car" loext:linked-style-name="annotation_20_subject">
      <style:text-properties fo:color="#00000a" loext:opacity="100%" fo:font-weight="bold" style:font-weight-asian="bold" style:font-weight-complex="bold"/>
    </style:style>
    <style:style style:name="Texte_20_de_20_bulles_20_Car" style:display-name="Texte de bulles Car" style:family="text">
      <style:text-properties fo:color="#00000a" loext:opacity="100%" fo:font-size="8pt" style:font-size-asian="8pt" style:font-size-complex="8pt"/>
    </style:style>
    <style:style style:name="_3c_num_3e_" style:display-name="&lt;num&gt;" style:family="text" style:parent-style-name="_3c_n_3e_">
      <style:text-properties fo:font-variant="normal" fo:text-transform="none" fo:color="#ed7d31" loext:opacity="100%" style:font-name="Arial" fo:font-family="Arial" style:font-family-generic="roman" style:font-pitch="variable"/>
    </style:style>
    <style:style style:name="line_20_number" style:display-name="line number" style:family="text"/>
    <style:style style:name="_3c_id_3e_" style:display-name="&lt;id&gt;" style:family="text" style:parent-style-name="_3c_n_3e_">
      <style:text-properties fo:color="#525252" loext:opacity="100%" style:font-name="Arial" fo:font-family="Arial" style:font-family-generic="roman" style:font-pitch="variable" fo:font-size="10pt" fo:font-style="normal" fo:font-weight="normal" style:font-size-asian="10pt" style:font-style-asian="normal" style:font-weight-asian="normal"/>
    </style:style>
    <style:style style:name="Numéro_20_de_20_ligne1" style:display-name="Numéro de ligne1" style:family="text"/>
    <style:style style:name="Caractères_20_de_20_numérotation_20_verticale" style:display-name="Caractères de numérotation verticale" style:family="text">
      <style:text-properties style:text-rotation-angle="90" style:text-rotation-scale="line-height"/>
    </style:style>
    <style:style style:name="Texte_20_de_20_bulles_20_Car1" style:display-name="Texte de bulles Car1" style:family="text" style:parent-style-name="Default_20_Paragraph_20_Font" loext:linked-style-name="Balloon_20_Text">
      <style:text-properties fo:font-size="9pt" style:font-size-asian="9pt" style:font-size-complex="9pt"/>
    </style:style>
    <style:style style:name="Corps_20_de_20_texte_20_Car" style:display-name="Corps de texte Car" style:family="text" style:parent-style-name="Default_20_Paragraph_20_Font">
      <style:text-properties fo:font-size="12pt" style:font-size-asian="12pt"/>
    </style:style>
    <style:style style:name="En-tête_20_Car" style:display-name="En-tête Car" style:family="text" style:parent-style-name="Default_20_Paragraph_20_Font">
      <style:text-properties fo:font-size="12pt" style:font-size-asian="12pt"/>
    </style:style>
    <style:style style:name="Pied_20_de_20_page_20_Car" style:display-name="Pied de page Car" style:family="text" style:parent-style-name="Default_20_Paragraph_20_Font" loext:linked-style-name="Footer">
      <style:text-properties fo:font-size="12pt" style:font-size-asian="12pt"/>
    </style:style>
    <style:style style:name="_3c_lb_3e_" style:display-name="&lt;lb&gt;" style:family="text" style:parent-style-name="_3c_n_3e_">
      <style:text-properties fo:color="#c45911" loext:opacity="100%" style:font-name="Arial" fo:font-family="Arial" style:font-family-generic="roman" style:font-pitch="variable" fo:font-size="10pt" style:font-size-asian="10pt"/>
    </style:style>
    <style:style style:name="_3c_milestone_3e_" style:display-name="&lt;milestone&gt;" style:family="text" style:parent-style-name="_3c_n_3e_">
      <style:text-properties fo:color="#a6a6a6" loext:opacity="100%" style:font-name="Arial" fo:font-family="Arial" style:font-family-generic="roman" style:font-pitch="variable" fo:font-size="10pt" style:font-size-asian="10pt"/>
    </style:style>
    <style:style style:name="_3c_n_3e_" style:display-name="&lt;n&gt;" style:family="text">
      <style:text-properties style:font-name="Arial" fo:font-family="Arial" style:font-family-generic="roman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2.501cm" fo:margin-right="2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501cm" fo:margin-left="0cm" fo:margin-right="0cm" fo:margin-top="0.4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Footer"><text:tab/>– <text:page-number text:select-page="current">3</text:page-number> –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neuchatel</meta:initial-creator>
    <meta:editing-cycles>25</meta:editing-cycles>
    <meta:creation-date>2023-06-13T21:45:00</meta:creation-date>
    <dc:date>2023-09-13T16:20:43.957087823</dc:date>
    <dc:language>fr-CH</dc:language>
    <meta:editing-duration>PT4H24M47S</meta:editing-duration>
    <meta:generator>LibreOffice/7.5.3.2$MacOSX_X86_64 LibreOffice_project/9f56dff12ba03b9acd7730a5a481eea045e468f3</meta:generator>
    <meta:document-statistic meta:table-count="0" meta:image-count="0" meta:object-count="0" meta:page-count="3" meta:paragraph-count="18" meta:word-count="1475" meta:character-count="9362" meta:non-whitespace-character-count="7751"/>
    <meta:user-defined meta:name="AppVersion">16.0000</meta:user-defined>
    <meta:template xlink:type="simple" xlink:actuate="onRequest" xlink:title="Normal.dotm" xlink:href=""/>
  </office:meta>
</office:document-meta>
</file>